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17cm" table:align="margins" style:may-break-between-rows="false"/>
    </style:style>
    <style:style style:name="t1.A" style:family="table-column">
      <style:table-column-properties style:column-width="2.069cm" style:rel-column-width="7975*"/>
    </style:style>
    <style:style style:name="t1.B" style:family="table-column">
      <style:table-column-properties style:column-width="1.178cm" style:rel-column-width="4542*"/>
    </style:style>
    <style:style style:name="t1.C" style:family="table-column">
      <style:table-column-properties style:column-width="1.252cm" style:rel-column-width="4827*"/>
    </style:style>
    <style:style style:name="t1.D" style:family="table-column">
      <style:table-column-properties style:column-width="3.729cm" style:rel-column-width="14374*"/>
    </style:style>
    <style:style style:name="t1.E" style:family="table-column">
      <style:table-column-properties style:column-width="1.755cm" style:rel-column-width="6765*"/>
    </style:style>
    <style:style style:name="t1.F" style:family="table-column">
      <style:table-column-properties style:column-width="1.753cm" style:rel-column-width="6758*"/>
    </style:style>
    <style:style style:name="t1.I" style:family="table-column">
      <style:table-column-properties style:column-width="1.757cm" style:rel-column-width="6771*"/>
    </style:style>
    <style:style style:name="t1.A1" style:family="table-cell">
      <style:table-cell-properties fo:padding="0.097cm" fo:border-left="none" fo:border-right="none" fo:border-top="none" fo:border-bottom="0.002cm solid #000000"/>
    </style:style>
    <style:style style:name="t1.2" style:family="table-row">
      <style:table-row-properties style:min-row-height="1.401cm"/>
    </style:style>
    <style:style style:name="t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.D3" style:family="table-cell">
      <style:table-cell-properties fo:padding="0.051cm" fo:border-left="0.002cm solid #000000" fo:border-right="none" fo:border-top="none" fo:border-bottom="0.002cm solid #000000"/>
    </style:style>
    <style:style style:name="t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.D6" style:family="table-cell">
      <style:table-cell-properties fo:padding="0.051cm" fo:border-left="0.002cm solid #000000" fo:border-right="none" fo:border-top="none" fo:border-bottom="0.088cm solid #000000"/>
    </style:style>
    <style:style style:name="t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" style:family="table">
      <style:table-properties style:width="17cm" table:align="margins" style:may-break-between-rows="false"/>
    </style:style>
    <style:style style:name="s1.A" style:family="table-column">
      <style:table-column-properties style:column-width="1.889cm" style:rel-column-width="7281*"/>
    </style:style>
    <style:style style:name="s1.I" style:family="table-column">
      <style:table-column-properties style:column-width="1.891cm" style:rel-column-width="7287*"/>
    </style:style>
    <style:style style:name="s1.A1" style:family="table-cell">
      <style:table-cell-properties fo:padding="0.097cm" fo:border-left="none" fo:border-right="none" fo:border-top="none" fo:border-bottom="0.002cm solid #000000"/>
    </style:style>
    <style:style style:name="s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.D3" style:family="table-cell">
      <style:table-cell-properties fo:padding="0.051cm" fo:border-left="0.002cm solid #000000" fo:border-right="none" fo:border-top="none" fo:border-bottom="0.002cm solid #000000"/>
    </style:style>
    <style:style style:name="s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2" style:family="table">
      <style:table-properties style:width="17cm" table:align="margins" style:may-break-between-rows="false"/>
    </style:style>
    <style:style style:name="t2.A" style:family="table-column">
      <style:table-column-properties style:column-width="2.069cm" style:rel-column-width="7975*"/>
    </style:style>
    <style:style style:name="t2.B" style:family="table-column">
      <style:table-column-properties style:column-width="1.178cm" style:rel-column-width="4542*"/>
    </style:style>
    <style:style style:name="t2.C" style:family="table-column">
      <style:table-column-properties style:column-width="1.252cm" style:rel-column-width="4827*"/>
    </style:style>
    <style:style style:name="t2.D" style:family="table-column">
      <style:table-column-properties style:column-width="3.729cm" style:rel-column-width="14374*"/>
    </style:style>
    <style:style style:name="t2.E" style:family="table-column">
      <style:table-column-properties style:column-width="1.755cm" style:rel-column-width="6765*"/>
    </style:style>
    <style:style style:name="t2.F" style:family="table-column">
      <style:table-column-properties style:column-width="1.753cm" style:rel-column-width="6758*"/>
    </style:style>
    <style:style style:name="t2.I" style:family="table-column">
      <style:table-column-properties style:column-width="1.757cm" style:rel-column-width="6771*"/>
    </style:style>
    <style:style style:name="t2.A1" style:family="table-cell">
      <style:table-cell-properties fo:padding="0.097cm" fo:border-left="none" fo:border-right="none" fo:border-top="none" fo:border-bottom="0.002cm solid #000000"/>
    </style:style>
    <style:style style:name="t2.2" style:family="table-row">
      <style:table-row-properties style:min-row-height="1.401cm"/>
    </style:style>
    <style:style style:name="t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2.D3" style:family="table-cell">
      <style:table-cell-properties fo:padding="0.051cm" fo:border-left="0.002cm solid #000000" fo:border-right="none" fo:border-top="none" fo:border-bottom="0.002cm solid #000000"/>
    </style:style>
    <style:style style:name="t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2.D6" style:family="table-cell">
      <style:table-cell-properties fo:padding="0.051cm" fo:border-left="0.002cm solid #000000" fo:border-right="none" fo:border-top="none" fo:border-bottom="0.088cm solid #000000"/>
    </style:style>
    <style:style style:name="t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2" style:family="table">
      <style:table-properties style:width="17.006cm" table:align="margins" style:may-break-between-rows="false"/>
    </style:style>
    <style:style style:name="s2.A" style:family="table-column">
      <style:table-column-properties style:column-width="1.889cm" style:rel-column-width="7281*"/>
    </style:style>
    <style:style style:name="s2.I" style:family="table-column">
      <style:table-column-properties style:column-width="1.891cm" style:rel-column-width="7287*"/>
    </style:style>
    <style:style style:name="s2.A1" style:family="table-cell">
      <style:table-cell-properties fo:padding="0.097cm" fo:border-left="none" fo:border-right="none" fo:border-top="none" fo:border-bottom="0.002cm solid #000000"/>
    </style:style>
    <style:style style:name="s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2.D3" style:family="table-cell">
      <style:table-cell-properties fo:padding="0.051cm" fo:border-left="0.002cm solid #000000" fo:border-right="none" fo:border-top="none" fo:border-bottom="0.002cm solid #000000"/>
    </style:style>
    <style:style style:name="s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3" style:family="table">
      <style:table-properties style:width="17.006cm" table:align="margins" style:may-break-between-rows="false"/>
    </style:style>
    <style:style style:name="t3.A" style:family="table-column">
      <style:table-column-properties style:column-width="2.069cm" style:rel-column-width="7975*"/>
    </style:style>
    <style:style style:name="t3.B" style:family="table-column">
      <style:table-column-properties style:column-width="1.178cm" style:rel-column-width="4542*"/>
    </style:style>
    <style:style style:name="t3.C" style:family="table-column">
      <style:table-column-properties style:column-width="1.252cm" style:rel-column-width="4827*"/>
    </style:style>
    <style:style style:name="t3.D" style:family="table-column">
      <style:table-column-properties style:column-width="3.731cm" style:rel-column-width="14374*"/>
    </style:style>
    <style:style style:name="t3.E" style:family="table-column">
      <style:table-column-properties style:column-width="1.755cm" style:rel-column-width="6765*"/>
    </style:style>
    <style:style style:name="t3.F" style:family="table-column">
      <style:table-column-properties style:column-width="1.753cm" style:rel-column-width="6758*"/>
    </style:style>
    <style:style style:name="t3.I" style:family="table-column">
      <style:table-column-properties style:column-width="1.757cm" style:rel-column-width="6771*"/>
    </style:style>
    <style:style style:name="t3.A1" style:family="table-cell">
      <style:table-cell-properties fo:padding="0.097cm" fo:border-left="none" fo:border-right="none" fo:border-top="none" fo:border-bottom="0.002cm solid #000000"/>
    </style:style>
    <style:style style:name="t3.2" style:family="table-row">
      <style:table-row-properties style:min-row-height="1.401cm"/>
    </style:style>
    <style:style style:name="t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3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3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3.D3" style:family="table-cell">
      <style:table-cell-properties fo:padding="0.051cm" fo:border-left="0.002cm solid #000000" fo:border-right="none" fo:border-top="none" fo:border-bottom="0.002cm solid #000000"/>
    </style:style>
    <style:style style:name="t3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3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3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3.D6" style:family="table-cell">
      <style:table-cell-properties fo:padding="0.051cm" fo:border-left="0.002cm solid #000000" fo:border-right="none" fo:border-top="none" fo:border-bottom="0.088cm solid #000000"/>
    </style:style>
    <style:style style:name="t3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3" style:family="table">
      <style:table-properties style:width="17.006cm" table:align="margins" style:may-break-between-rows="false"/>
    </style:style>
    <style:style style:name="s3.A" style:family="table-column">
      <style:table-column-properties style:column-width="1.889cm" style:rel-column-width="7281*"/>
    </style:style>
    <style:style style:name="s3.I" style:family="table-column">
      <style:table-column-properties style:column-width="1.891cm" style:rel-column-width="7287*"/>
    </style:style>
    <style:style style:name="s3.A1" style:family="table-cell">
      <style:table-cell-properties fo:padding="0.097cm" fo:border-left="none" fo:border-right="none" fo:border-top="none" fo:border-bottom="0.002cm solid #000000"/>
    </style:style>
    <style:style style:name="s3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3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3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3.D3" style:family="table-cell">
      <style:table-cell-properties fo:padding="0.051cm" fo:border-left="0.002cm solid #000000" fo:border-right="none" fo:border-top="none" fo:border-bottom="0.002cm solid #000000"/>
    </style:style>
    <style:style style:name="s3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3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3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4" style:family="table">
      <style:table-properties style:width="17.006cm" table:align="margins" style:may-break-between-rows="false"/>
    </style:style>
    <style:style style:name="t4.A" style:family="table-column">
      <style:table-column-properties style:column-width="2.069cm" style:rel-column-width="7975*"/>
    </style:style>
    <style:style style:name="t4.B" style:family="table-column">
      <style:table-column-properties style:column-width="1.178cm" style:rel-column-width="4542*"/>
    </style:style>
    <style:style style:name="t4.C" style:family="table-column">
      <style:table-column-properties style:column-width="1.252cm" style:rel-column-width="4827*"/>
    </style:style>
    <style:style style:name="t4.D" style:family="table-column">
      <style:table-column-properties style:column-width="3.731cm" style:rel-column-width="14374*"/>
    </style:style>
    <style:style style:name="t4.E" style:family="table-column">
      <style:table-column-properties style:column-width="1.755cm" style:rel-column-width="6765*"/>
    </style:style>
    <style:style style:name="t4.F" style:family="table-column">
      <style:table-column-properties style:column-width="1.753cm" style:rel-column-width="6758*"/>
    </style:style>
    <style:style style:name="t4.I" style:family="table-column">
      <style:table-column-properties style:column-width="1.757cm" style:rel-column-width="6771*"/>
    </style:style>
    <style:style style:name="t4.A1" style:family="table-cell">
      <style:table-cell-properties fo:padding="0.097cm" fo:border-left="none" fo:border-right="none" fo:border-top="none" fo:border-bottom="0.002cm solid #000000"/>
    </style:style>
    <style:style style:name="t4.2" style:family="table-row">
      <style:table-row-properties style:min-row-height="1.401cm"/>
    </style:style>
    <style:style style:name="t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4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4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4.D3" style:family="table-cell">
      <style:table-cell-properties fo:padding="0.051cm" fo:border-left="0.002cm solid #000000" fo:border-right="none" fo:border-top="none" fo:border-bottom="0.002cm solid #000000"/>
    </style:style>
    <style:style style:name="t4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4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4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4.D6" style:family="table-cell">
      <style:table-cell-properties fo:padding="0.051cm" fo:border-left="0.002cm solid #000000" fo:border-right="none" fo:border-top="none" fo:border-bottom="0.088cm solid #000000"/>
    </style:style>
    <style:style style:name="t4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4" style:family="table">
      <style:table-properties style:width="17.006cm" table:align="margins" style:may-break-between-rows="false"/>
    </style:style>
    <style:style style:name="s4.A" style:family="table-column">
      <style:table-column-properties style:column-width="1.889cm" style:rel-column-width="7281*"/>
    </style:style>
    <style:style style:name="s4.I" style:family="table-column">
      <style:table-column-properties style:column-width="1.891cm" style:rel-column-width="7287*"/>
    </style:style>
    <style:style style:name="s4.A1" style:family="table-cell">
      <style:table-cell-properties fo:padding="0.097cm" fo:border-left="none" fo:border-right="none" fo:border-top="none" fo:border-bottom="0.002cm solid #000000"/>
    </style:style>
    <style:style style:name="s4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4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4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4.D3" style:family="table-cell">
      <style:table-cell-properties fo:padding="0.051cm" fo:border-left="0.002cm solid #000000" fo:border-right="none" fo:border-top="none" fo:border-bottom="0.002cm solid #000000"/>
    </style:style>
    <style:style style:name="s4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4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4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5" style:family="table">
      <style:table-properties style:width="17.006cm" table:align="margins" style:may-break-between-rows="false"/>
    </style:style>
    <style:style style:name="t5.A" style:family="table-column">
      <style:table-column-properties style:column-width="2.069cm" style:rel-column-width="7975*"/>
    </style:style>
    <style:style style:name="t5.B" style:family="table-column">
      <style:table-column-properties style:column-width="1.178cm" style:rel-column-width="4542*"/>
    </style:style>
    <style:style style:name="t5.C" style:family="table-column">
      <style:table-column-properties style:column-width="1.252cm" style:rel-column-width="4827*"/>
    </style:style>
    <style:style style:name="t5.D" style:family="table-column">
      <style:table-column-properties style:column-width="3.731cm" style:rel-column-width="14374*"/>
    </style:style>
    <style:style style:name="t5.E" style:family="table-column">
      <style:table-column-properties style:column-width="1.755cm" style:rel-column-width="6765*"/>
    </style:style>
    <style:style style:name="t5.F" style:family="table-column">
      <style:table-column-properties style:column-width="1.753cm" style:rel-column-width="6758*"/>
    </style:style>
    <style:style style:name="t5.I" style:family="table-column">
      <style:table-column-properties style:column-width="1.757cm" style:rel-column-width="6771*"/>
    </style:style>
    <style:style style:name="t5.A1" style:family="table-cell">
      <style:table-cell-properties fo:padding="0.097cm" fo:border-left="none" fo:border-right="none" fo:border-top="none" fo:border-bottom="0.002cm solid #000000"/>
    </style:style>
    <style:style style:name="t5.2" style:family="table-row">
      <style:table-row-properties style:min-row-height="1.401cm"/>
    </style:style>
    <style:style style:name="t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5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5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5.D3" style:family="table-cell">
      <style:table-cell-properties fo:padding="0.051cm" fo:border-left="0.002cm solid #000000" fo:border-right="none" fo:border-top="none" fo:border-bottom="0.002cm solid #000000"/>
    </style:style>
    <style:style style:name="t5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5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5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5.D6" style:family="table-cell">
      <style:table-cell-properties fo:padding="0.051cm" fo:border-left="0.002cm solid #000000" fo:border-right="none" fo:border-top="none" fo:border-bottom="0.088cm solid #000000"/>
    </style:style>
    <style:style style:name="t5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5" style:family="table">
      <style:table-properties style:width="17.006cm" table:align="margins" style:may-break-between-rows="false"/>
    </style:style>
    <style:style style:name="s5.A" style:family="table-column">
      <style:table-column-properties style:column-width="1.889cm" style:rel-column-width="7281*"/>
    </style:style>
    <style:style style:name="s5.I" style:family="table-column">
      <style:table-column-properties style:column-width="1.891cm" style:rel-column-width="7287*"/>
    </style:style>
    <style:style style:name="s5.A1" style:family="table-cell">
      <style:table-cell-properties fo:padding="0.097cm" fo:border-left="none" fo:border-right="none" fo:border-top="none" fo:border-bottom="0.002cm solid #000000"/>
    </style:style>
    <style:style style:name="s5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5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5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5.D3" style:family="table-cell">
      <style:table-cell-properties fo:padding="0.051cm" fo:border-left="0.002cm solid #000000" fo:border-right="none" fo:border-top="none" fo:border-bottom="0.002cm solid #000000"/>
    </style:style>
    <style:style style:name="s5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5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5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6" style:family="table">
      <style:table-properties style:width="17.006cm" table:align="margins" style:may-break-between-rows="false"/>
    </style:style>
    <style:style style:name="t6.A" style:family="table-column">
      <style:table-column-properties style:column-width="2.069cm" style:rel-column-width="7975*"/>
    </style:style>
    <style:style style:name="t6.B" style:family="table-column">
      <style:table-column-properties style:column-width="1.178cm" style:rel-column-width="4542*"/>
    </style:style>
    <style:style style:name="t6.C" style:family="table-column">
      <style:table-column-properties style:column-width="1.252cm" style:rel-column-width="4827*"/>
    </style:style>
    <style:style style:name="t6.D" style:family="table-column">
      <style:table-column-properties style:column-width="3.731cm" style:rel-column-width="14374*"/>
    </style:style>
    <style:style style:name="t6.E" style:family="table-column">
      <style:table-column-properties style:column-width="1.755cm" style:rel-column-width="6765*"/>
    </style:style>
    <style:style style:name="t6.F" style:family="table-column">
      <style:table-column-properties style:column-width="1.753cm" style:rel-column-width="6758*"/>
    </style:style>
    <style:style style:name="t6.I" style:family="table-column">
      <style:table-column-properties style:column-width="1.757cm" style:rel-column-width="6771*"/>
    </style:style>
    <style:style style:name="t6.A1" style:family="table-cell">
      <style:table-cell-properties fo:padding="0.097cm" fo:border-left="none" fo:border-right="none" fo:border-top="none" fo:border-bottom="0.002cm solid #000000"/>
    </style:style>
    <style:style style:name="t6.2" style:family="table-row">
      <style:table-row-properties style:min-row-height="1.401cm"/>
    </style:style>
    <style:style style:name="t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6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6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6.D3" style:family="table-cell">
      <style:table-cell-properties fo:padding="0.051cm" fo:border-left="0.002cm solid #000000" fo:border-right="none" fo:border-top="none" fo:border-bottom="0.002cm solid #000000"/>
    </style:style>
    <style:style style:name="t6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6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6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6.D6" style:family="table-cell">
      <style:table-cell-properties fo:padding="0.051cm" fo:border-left="0.002cm solid #000000" fo:border-right="none" fo:border-top="none" fo:border-bottom="0.088cm solid #000000"/>
    </style:style>
    <style:style style:name="t6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6" style:family="table">
      <style:table-properties style:width="17.006cm" table:align="margins" style:may-break-between-rows="false"/>
    </style:style>
    <style:style style:name="s6.A" style:family="table-column">
      <style:table-column-properties style:column-width="1.889cm" style:rel-column-width="7281*"/>
    </style:style>
    <style:style style:name="s6.I" style:family="table-column">
      <style:table-column-properties style:column-width="1.891cm" style:rel-column-width="7287*"/>
    </style:style>
    <style:style style:name="s6.A1" style:family="table-cell">
      <style:table-cell-properties fo:padding="0.097cm" fo:border-left="none" fo:border-right="none" fo:border-top="none" fo:border-bottom="0.002cm solid #000000"/>
    </style:style>
    <style:style style:name="s6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6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6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6.D3" style:family="table-cell">
      <style:table-cell-properties fo:padding="0.051cm" fo:border-left="0.002cm solid #000000" fo:border-right="none" fo:border-top="none" fo:border-bottom="0.002cm solid #000000"/>
    </style:style>
    <style:style style:name="s6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6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6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7" style:family="table">
      <style:table-properties style:width="17.006cm" table:align="margins" style:may-break-between-rows="false"/>
    </style:style>
    <style:style style:name="t7.A" style:family="table-column">
      <style:table-column-properties style:column-width="2.069cm" style:rel-column-width="7975*"/>
    </style:style>
    <style:style style:name="t7.B" style:family="table-column">
      <style:table-column-properties style:column-width="1.178cm" style:rel-column-width="4542*"/>
    </style:style>
    <style:style style:name="t7.C" style:family="table-column">
      <style:table-column-properties style:column-width="1.252cm" style:rel-column-width="4827*"/>
    </style:style>
    <style:style style:name="t7.D" style:family="table-column">
      <style:table-column-properties style:column-width="3.731cm" style:rel-column-width="14374*"/>
    </style:style>
    <style:style style:name="t7.E" style:family="table-column">
      <style:table-column-properties style:column-width="1.755cm" style:rel-column-width="6765*"/>
    </style:style>
    <style:style style:name="t7.F" style:family="table-column">
      <style:table-column-properties style:column-width="1.753cm" style:rel-column-width="6758*"/>
    </style:style>
    <style:style style:name="t7.I" style:family="table-column">
      <style:table-column-properties style:column-width="1.757cm" style:rel-column-width="6771*"/>
    </style:style>
    <style:style style:name="t7.A1" style:family="table-cell">
      <style:table-cell-properties fo:padding="0.097cm" fo:border-left="none" fo:border-right="none" fo:border-top="none" fo:border-bottom="0.002cm solid #000000"/>
    </style:style>
    <style:style style:name="t7.2" style:family="table-row">
      <style:table-row-properties style:min-row-height="1.401cm"/>
    </style:style>
    <style:style style:name="t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7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7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7.D3" style:family="table-cell">
      <style:table-cell-properties fo:padding="0.051cm" fo:border-left="0.002cm solid #000000" fo:border-right="none" fo:border-top="none" fo:border-bottom="0.002cm solid #000000"/>
    </style:style>
    <style:style style:name="t7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7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7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7.D6" style:family="table-cell">
      <style:table-cell-properties fo:padding="0.051cm" fo:border-left="0.002cm solid #000000" fo:border-right="none" fo:border-top="none" fo:border-bottom="0.088cm solid #000000"/>
    </style:style>
    <style:style style:name="t7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7" style:family="table">
      <style:table-properties style:width="17.006cm" table:align="margins" style:may-break-between-rows="false"/>
    </style:style>
    <style:style style:name="s7.A" style:family="table-column">
      <style:table-column-properties style:column-width="1.889cm" style:rel-column-width="7281*"/>
    </style:style>
    <style:style style:name="s7.I" style:family="table-column">
      <style:table-column-properties style:column-width="1.891cm" style:rel-column-width="7287*"/>
    </style:style>
    <style:style style:name="s7.A1" style:family="table-cell">
      <style:table-cell-properties fo:padding="0.097cm" fo:border-left="none" fo:border-right="none" fo:border-top="none" fo:border-bottom="0.002cm solid #000000"/>
    </style:style>
    <style:style style:name="s7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7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7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7.D3" style:family="table-cell">
      <style:table-cell-properties fo:padding="0.051cm" fo:border-left="0.002cm solid #000000" fo:border-right="none" fo:border-top="none" fo:border-bottom="0.002cm solid #000000"/>
    </style:style>
    <style:style style:name="s7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7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7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8" style:family="table">
      <style:table-properties style:width="17.006cm" table:align="margins" style:may-break-between-rows="false"/>
    </style:style>
    <style:style style:name="t8.A" style:family="table-column">
      <style:table-column-properties style:column-width="2.069cm" style:rel-column-width="7975*"/>
    </style:style>
    <style:style style:name="t8.B" style:family="table-column">
      <style:table-column-properties style:column-width="1.178cm" style:rel-column-width="4542*"/>
    </style:style>
    <style:style style:name="t8.C" style:family="table-column">
      <style:table-column-properties style:column-width="1.252cm" style:rel-column-width="4827*"/>
    </style:style>
    <style:style style:name="t8.D" style:family="table-column">
      <style:table-column-properties style:column-width="3.731cm" style:rel-column-width="14374*"/>
    </style:style>
    <style:style style:name="t8.E" style:family="table-column">
      <style:table-column-properties style:column-width="1.755cm" style:rel-column-width="6765*"/>
    </style:style>
    <style:style style:name="t8.F" style:family="table-column">
      <style:table-column-properties style:column-width="1.753cm" style:rel-column-width="6758*"/>
    </style:style>
    <style:style style:name="t8.I" style:family="table-column">
      <style:table-column-properties style:column-width="1.757cm" style:rel-column-width="6771*"/>
    </style:style>
    <style:style style:name="t8.A1" style:family="table-cell">
      <style:table-cell-properties fo:padding="0.097cm" fo:border-left="none" fo:border-right="none" fo:border-top="none" fo:border-bottom="0.002cm solid #000000"/>
    </style:style>
    <style:style style:name="t8.2" style:family="table-row">
      <style:table-row-properties style:min-row-height="1.401cm"/>
    </style:style>
    <style:style style:name="t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8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8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8.D3" style:family="table-cell">
      <style:table-cell-properties fo:padding="0.051cm" fo:border-left="0.002cm solid #000000" fo:border-right="none" fo:border-top="none" fo:border-bottom="0.002cm solid #000000"/>
    </style:style>
    <style:style style:name="t8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8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8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8.D6" style:family="table-cell">
      <style:table-cell-properties fo:padding="0.051cm" fo:border-left="0.002cm solid #000000" fo:border-right="none" fo:border-top="none" fo:border-bottom="0.088cm solid #000000"/>
    </style:style>
    <style:style style:name="t8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8" style:family="table">
      <style:table-properties style:width="17.006cm" table:align="margins" style:may-break-between-rows="false"/>
    </style:style>
    <style:style style:name="s8.A" style:family="table-column">
      <style:table-column-properties style:column-width="1.889cm" style:rel-column-width="7281*"/>
    </style:style>
    <style:style style:name="s8.I" style:family="table-column">
      <style:table-column-properties style:column-width="1.891cm" style:rel-column-width="7287*"/>
    </style:style>
    <style:style style:name="s8.A1" style:family="table-cell">
      <style:table-cell-properties fo:padding="0.097cm" fo:border-left="none" fo:border-right="none" fo:border-top="none" fo:border-bottom="0.002cm solid #000000"/>
    </style:style>
    <style:style style:name="s8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8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8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8.D3" style:family="table-cell">
      <style:table-cell-properties fo:padding="0.051cm" fo:border-left="0.002cm solid #000000" fo:border-right="none" fo:border-top="none" fo:border-bottom="0.002cm solid #000000"/>
    </style:style>
    <style:style style:name="s8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8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8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9" style:family="table">
      <style:table-properties style:width="17.006cm" table:align="margins" style:may-break-between-rows="false"/>
    </style:style>
    <style:style style:name="t9.A" style:family="table-column">
      <style:table-column-properties style:column-width="2.069cm" style:rel-column-width="7975*"/>
    </style:style>
    <style:style style:name="t9.B" style:family="table-column">
      <style:table-column-properties style:column-width="1.178cm" style:rel-column-width="4542*"/>
    </style:style>
    <style:style style:name="t9.C" style:family="table-column">
      <style:table-column-properties style:column-width="1.252cm" style:rel-column-width="4827*"/>
    </style:style>
    <style:style style:name="t9.D" style:family="table-column">
      <style:table-column-properties style:column-width="3.731cm" style:rel-column-width="14374*"/>
    </style:style>
    <style:style style:name="t9.E" style:family="table-column">
      <style:table-column-properties style:column-width="1.755cm" style:rel-column-width="6765*"/>
    </style:style>
    <style:style style:name="t9.F" style:family="table-column">
      <style:table-column-properties style:column-width="1.753cm" style:rel-column-width="6758*"/>
    </style:style>
    <style:style style:name="t9.I" style:family="table-column">
      <style:table-column-properties style:column-width="1.757cm" style:rel-column-width="6771*"/>
    </style:style>
    <style:style style:name="t9.A1" style:family="table-cell">
      <style:table-cell-properties fo:padding="0.097cm" fo:border-left="none" fo:border-right="none" fo:border-top="none" fo:border-bottom="0.002cm solid #000000"/>
    </style:style>
    <style:style style:name="t9.2" style:family="table-row">
      <style:table-row-properties style:min-row-height="1.401cm"/>
    </style:style>
    <style:style style:name="t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9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9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9.D3" style:family="table-cell">
      <style:table-cell-properties fo:padding="0.051cm" fo:border-left="0.002cm solid #000000" fo:border-right="none" fo:border-top="none" fo:border-bottom="0.002cm solid #000000"/>
    </style:style>
    <style:style style:name="t9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9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9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9.D6" style:family="table-cell">
      <style:table-cell-properties fo:padding="0.051cm" fo:border-left="0.002cm solid #000000" fo:border-right="none" fo:border-top="none" fo:border-bottom="0.088cm solid #000000"/>
    </style:style>
    <style:style style:name="t9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9" style:family="table">
      <style:table-properties style:width="17.006cm" table:align="margins" style:may-break-between-rows="false"/>
    </style:style>
    <style:style style:name="s9.A" style:family="table-column">
      <style:table-column-properties style:column-width="1.889cm" style:rel-column-width="7281*"/>
    </style:style>
    <style:style style:name="s9.I" style:family="table-column">
      <style:table-column-properties style:column-width="1.891cm" style:rel-column-width="7287*"/>
    </style:style>
    <style:style style:name="s9.A1" style:family="table-cell">
      <style:table-cell-properties fo:padding="0.097cm" fo:border-left="none" fo:border-right="none" fo:border-top="none" fo:border-bottom="0.002cm solid #000000"/>
    </style:style>
    <style:style style:name="s9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9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9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9.D3" style:family="table-cell">
      <style:table-cell-properties fo:padding="0.051cm" fo:border-left="0.002cm solid #000000" fo:border-right="none" fo:border-top="none" fo:border-bottom="0.002cm solid #000000"/>
    </style:style>
    <style:style style:name="s9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9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9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0" style:family="table">
      <style:table-properties style:width="17.006cm" table:align="margins" style:may-break-between-rows="false"/>
    </style:style>
    <style:style style:name="t10.A" style:family="table-column">
      <style:table-column-properties style:column-width="2.069cm" style:rel-column-width="7975*"/>
    </style:style>
    <style:style style:name="t10.B" style:family="table-column">
      <style:table-column-properties style:column-width="1.178cm" style:rel-column-width="4542*"/>
    </style:style>
    <style:style style:name="t10.C" style:family="table-column">
      <style:table-column-properties style:column-width="1.252cm" style:rel-column-width="4827*"/>
    </style:style>
    <style:style style:name="t10.D" style:family="table-column">
      <style:table-column-properties style:column-width="3.731cm" style:rel-column-width="14374*"/>
    </style:style>
    <style:style style:name="t10.E" style:family="table-column">
      <style:table-column-properties style:column-width="1.755cm" style:rel-column-width="6765*"/>
    </style:style>
    <style:style style:name="t10.F" style:family="table-column">
      <style:table-column-properties style:column-width="1.753cm" style:rel-column-width="6758*"/>
    </style:style>
    <style:style style:name="t10.I" style:family="table-column">
      <style:table-column-properties style:column-width="1.757cm" style:rel-column-width="6771*"/>
    </style:style>
    <style:style style:name="t10.A1" style:family="table-cell">
      <style:table-cell-properties fo:padding="0.097cm" fo:border-left="none" fo:border-right="none" fo:border-top="none" fo:border-bottom="0.002cm solid #000000"/>
    </style:style>
    <style:style style:name="t10.2" style:family="table-row">
      <style:table-row-properties style:min-row-height="1.401cm"/>
    </style:style>
    <style:style style:name="t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0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0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0.D3" style:family="table-cell">
      <style:table-cell-properties fo:padding="0.051cm" fo:border-left="0.002cm solid #000000" fo:border-right="none" fo:border-top="none" fo:border-bottom="0.002cm solid #000000"/>
    </style:style>
    <style:style style:name="t10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0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0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0.D6" style:family="table-cell">
      <style:table-cell-properties fo:padding="0.051cm" fo:border-left="0.002cm solid #000000" fo:border-right="none" fo:border-top="none" fo:border-bottom="0.088cm solid #000000"/>
    </style:style>
    <style:style style:name="t10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0" style:family="table">
      <style:table-properties style:width="17.006cm" table:align="margins" style:may-break-between-rows="false"/>
    </style:style>
    <style:style style:name="s10.A" style:family="table-column">
      <style:table-column-properties style:column-width="1.889cm" style:rel-column-width="7281*"/>
    </style:style>
    <style:style style:name="s10.I" style:family="table-column">
      <style:table-column-properties style:column-width="1.891cm" style:rel-column-width="7287*"/>
    </style:style>
    <style:style style:name="s10.A1" style:family="table-cell">
      <style:table-cell-properties fo:padding="0.097cm" fo:border-left="none" fo:border-right="none" fo:border-top="none" fo:border-bottom="0.002cm solid #000000"/>
    </style:style>
    <style:style style:name="s10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0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0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0.D3" style:family="table-cell">
      <style:table-cell-properties fo:padding="0.051cm" fo:border-left="0.002cm solid #000000" fo:border-right="none" fo:border-top="none" fo:border-bottom="0.002cm solid #000000"/>
    </style:style>
    <style:style style:name="s10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0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0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1" style:family="table">
      <style:table-properties table:align="margins" style:may-break-between-rows="false"/>
    </style:style>
    <style:style style:name="t11.A" style:family="table-column">
      <style:table-column-properties style:rel-column-width="7975*"/>
    </style:style>
    <style:style style:name="t11.B" style:family="table-column">
      <style:table-column-properties style:rel-column-width="4542*"/>
    </style:style>
    <style:style style:name="t11.C" style:family="table-column">
      <style:table-column-properties style:rel-column-width="4827*"/>
    </style:style>
    <style:style style:name="t11.D" style:family="table-column">
      <style:table-column-properties style:rel-column-width="14374*"/>
    </style:style>
    <style:style style:name="t11.E" style:family="table-column">
      <style:table-column-properties style:rel-column-width="6765*"/>
    </style:style>
    <style:style style:name="t11.F" style:family="table-column">
      <style:table-column-properties style:rel-column-width="6758*"/>
    </style:style>
    <style:style style:name="t11.I" style:family="table-column">
      <style:table-column-properties style:rel-column-width="6771*"/>
    </style:style>
    <style:style style:name="t11.A1" style:family="table-cell">
      <style:table-cell-properties fo:padding="0.097cm" fo:border-left="none" fo:border-right="none" fo:border-top="none" fo:border-bottom="0.002cm solid #000000"/>
    </style:style>
    <style:style style:name="t11.2" style:family="table-row">
      <style:table-row-properties style:min-row-height="1.401cm"/>
    </style:style>
    <style:style style:name="t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1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1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1.D3" style:family="table-cell">
      <style:table-cell-properties fo:padding="0.051cm" fo:border-left="0.002cm solid #000000" fo:border-right="none" fo:border-top="none" fo:border-bottom="0.002cm solid #000000"/>
    </style:style>
    <style:style style:name="t11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1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1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1.D6" style:family="table-cell">
      <style:table-cell-properties fo:padding="0.051cm" fo:border-left="0.002cm solid #000000" fo:border-right="none" fo:border-top="none" fo:border-bottom="0.088cm solid #000000"/>
    </style:style>
    <style:style style:name="t11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1" style:family="table">
      <style:table-properties table:align="margins" style:may-break-between-rows="false"/>
    </style:style>
    <style:style style:name="s11.A" style:family="table-column">
      <style:table-column-properties style:rel-column-width="7281*"/>
    </style:style>
    <style:style style:name="s11.I" style:family="table-column">
      <style:table-column-properties style:rel-column-width="7287*"/>
    </style:style>
    <style:style style:name="s11.A1" style:family="table-cell">
      <style:table-cell-properties fo:padding="0.097cm" fo:border-left="none" fo:border-right="none" fo:border-top="none" fo:border-bottom="0.002cm solid #000000"/>
    </style:style>
    <style:style style:name="s11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1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1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1.D3" style:family="table-cell">
      <style:table-cell-properties fo:padding="0.051cm" fo:border-left="0.002cm solid #000000" fo:border-right="none" fo:border-top="none" fo:border-bottom="0.002cm solid #000000"/>
    </style:style>
    <style:style style:name="s11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1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1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7975*"/>
    </style:style>
    <style:style style:name="t12.B" style:family="table-column">
      <style:table-column-properties style:rel-column-width="4542*"/>
    </style:style>
    <style:style style:name="t12.C" style:family="table-column">
      <style:table-column-properties style:rel-column-width="4827*"/>
    </style:style>
    <style:style style:name="t12.D" style:family="table-column">
      <style:table-column-properties style:rel-column-width="14374*"/>
    </style:style>
    <style:style style:name="t12.E" style:family="table-column">
      <style:table-column-properties style:rel-column-width="6765*"/>
    </style:style>
    <style:style style:name="t12.F" style:family="table-column">
      <style:table-column-properties style:rel-column-width="6758*"/>
    </style:style>
    <style:style style:name="t12.I" style:family="table-column">
      <style:table-column-properties style:rel-column-width="6771*"/>
    </style:style>
    <style:style style:name="t12.A1" style:family="table-cell">
      <style:table-cell-properties fo:padding="0.097cm" fo:border-left="none" fo:border-right="none" fo:border-top="none" fo:border-bottom="0.002cm solid #000000"/>
    </style:style>
    <style:style style:name="t12.2" style:family="table-row">
      <style:table-row-properties style:min-row-height="1.401cm"/>
    </style:style>
    <style:style style:name="t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t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t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t12.A3" style:family="table-cell">
      <style:table-cell-properties style:vertical-align="middle" fo:padding="0.051cm" fo:border-left="0.088cm solid #000000" fo:border-right="none" fo:border-top="none" fo:border-bottom="0.002cm solid #000000"/>
    </style:style>
    <style:style style:name="t12.B3" style:family="table-cell">
      <style:table-cell-properties style:vertical-align="middle" fo:padding="0.051cm" fo:border-left="0.002cm solid #000000" fo:border-right="none" fo:border-top="none" fo:border-bottom="0.002cm solid #000000"/>
    </style:style>
    <style:style style:name="t12.D3" style:family="table-cell">
      <style:table-cell-properties fo:padding="0.051cm" fo:border-left="0.002cm solid #000000" fo:border-right="none" fo:border-top="none" fo:border-bottom="0.002cm solid #000000"/>
    </style:style>
    <style:style style:name="t12.I3" style:family="table-cell">
      <style:table-cell-properties style:vertical-align="middle" fo:padding="0.051cm" fo:border-left="0.002cm solid #000000" fo:border-right="0.088cm solid #000000" fo:border-top="none" fo:border-bottom="0.002cm solid #000000"/>
    </style:style>
    <style:style style:name="t12.A6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t12.B6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t12.D6" style:family="table-cell">
      <style:table-cell-properties fo:padding="0.051cm" fo:border-left="0.002cm solid #000000" fo:border-right="none" fo:border-top="none" fo:border-bottom="0.088cm solid #000000"/>
    </style:style>
    <style:style style:name="t12.I6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s12" style:family="table">
      <style:table-properties table:align="margins" style:may-break-between-rows="false"/>
    </style:style>
    <style:style style:name="s12.A" style:family="table-column">
      <style:table-column-properties style:rel-column-width="7281*"/>
    </style:style>
    <style:style style:name="s12.I" style:family="table-column">
      <style:table-column-properties style:rel-column-width="7287*"/>
    </style:style>
    <style:style style:name="s12.A1" style:family="table-cell">
      <style:table-cell-properties fo:padding="0.097cm" fo:border-left="none" fo:border-right="none" fo:border-top="none" fo:border-bottom="0.002cm solid #000000"/>
    </style:style>
    <style:style style:name="s12.A2" style:family="table-cell">
      <style:table-cell-properties fo:padding="0.051cm" fo:border-left="0.088cm solid #000000" fo:border-right="none" fo:border-top="0.088cm solid #000000" fo:border-bottom="0.002cm solid #000000"/>
    </style:style>
    <style:style style:name="s12.B2" style:family="table-cell">
      <style:table-cell-properties fo:padding="0.051cm" fo:border-left="0.002cm solid #000000" fo:border-right="none" fo:border-top="0.088cm solid #000000" fo:border-bottom="0.002cm solid #000000"/>
    </style:style>
    <style:style style:name="s12.I2" style:family="table-cell">
      <style:table-cell-properties fo:padding="0.051cm" fo:border-left="0.002cm solid #000000" fo:border-right="0.088cm solid #000000" fo:border-top="0.088cm solid #000000" fo:border-bottom="0.002cm solid #000000"/>
    </style:style>
    <style:style style:name="s12.D3" style:family="table-cell">
      <style:table-cell-properties fo:padding="0.051cm" fo:border-left="0.002cm solid #000000" fo:border-right="none" fo:border-top="none" fo:border-bottom="0.002cm solid #000000"/>
    </style:style>
    <style:style style:name="s12.A4" style:family="table-cell">
      <style:table-cell-properties style:vertical-align="middle" fo:padding="0.051cm" fo:border-left="0.088cm solid #000000" fo:border-right="none" fo:border-top="none" fo:border-bottom="0.088cm solid #000000"/>
    </style:style>
    <style:style style:name="s12.B4" style:family="table-cell">
      <style:table-cell-properties style:vertical-align="middle" fo:padding="0.051cm" fo:border-left="0.002cm solid #000000" fo:border-right="none" fo:border-top="none" fo:border-bottom="0.088cm solid #000000"/>
    </style:style>
    <style:style style:name="s12.I4" style:family="table-cell">
      <style:table-cell-properties style:vertical-align="middle" fo:padding="0.051cm" fo:border-left="0.002cm solid #000000" fo:border-right="0.088cm solid #000000" fo:border-top="none" fo:border-bottom="0.088cm solid #000000"/>
    </style:style>
    <style:style style:name="Таблица13" style:family="table">
      <style:table-properties table:align="margins" style:may-break-between-rows="false"/>
    </style:style>
    <style:style style:name="Таблица13.A" style:family="table-column">
      <style:table-column-properties style:rel-column-width="65535*"/>
    </style:style>
    <style:style style:name="Таблица13.A1" style:family="table-cell">
      <style:table-cell-properties fo:padding="0.076cm" fo:border="none"/>
    </style:style>
    <style:style style:name="Таблица13.A5" style:family="table-cell">
      <style:table-cell-properties fo:background-color="transparent" fo:padding="0.076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16.404cm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7.719cm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cm" fo:margin-right="0cm" fo:margin-top="0.152cm" fo:margin-bottom="0cm" fo:line-height="100%" fo:text-align="start" style:justify-single-word="false" fo:text-indent="1cm" style:auto-text-indent="false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cm" fo:margin-right="0cm" fo:margin-top="0.152cm" fo:margin-bottom="0cm" fo:line-height="100%" fo:text-align="start" style:justify-single-word="false" fo:orphans="2" fo:widows="2" fo:hyphenation-ladder-count="no-limit" fo:text-indent="1cm" style:auto-text-indent="false" style:text-autospace="ideograph-alpha" style:punctuation-wrap="hanging" style:line-break="strict" style:writing-mode="lr-tb">
        <style:tab-stops>
          <style:tab-stop style:position="16.903cm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cm" fo:margin-right="0cm" fo:margin-top="0cm" fo:margin-bottom="0.212cm" fo:text-align="justify" style:justify-single-word="false" fo:text-indent="1cm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cm" fo:margin-bottom="0cm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cm" fo:margin-bottom="0cm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cm" fo:margin-bottom="0cm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cm" fo:margin-bottom="0cm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cm" fo:margin-bottom="0cm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ext_20_body">
      <style:paragraph-properties fo:margin-top="0cm" fo:margin-bottom="0cm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3" style:family="paragraph" style:parent-style-name="Standard">
      <style:paragraph-properties fo:margin-top="0.152cm" fo:margin-bottom="0cm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8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cm" fo:margin-right="0cm" fo:margin-top="0.152cm" fo:margin-bottom="0cm" fo:text-align="start" style:justify-single-word="false" fo:text-indent="0cm" style:auto-text-indent="false" style:snap-to-layout-grid="false">
        <style:tab-stops>
          <style:tab-stop style:position="16.828cm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.152cm" fo:margin-bottom="0cm" fo:line-height="10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1" style:family="paragraph" style:parent-style-name="Standard" style:master-page-name="First_20_Page">
      <style:paragraph-properties fo:margin-top="0cm" fo:margin-bottom="0.102cm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style:text-underline-style="solid" style:text-underline-width="auto" style:text-underline-color="font-color" style:font-name-complex="Arial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color="#ffffff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background-color="transparen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style:text-position="0% 100%" fo:language="en" fo:country="US" fo:font-style="normal" style:font-style-asian="normal" style:font-style-complex="normal"/>
    </style:style>
    <style:style style:name="T28" style:family="text">
      <style:text-properties style:text-position="0% 100%" fo:font-style="italic" style:font-style-asian="italic" style:font-style-complex="italic"/>
    </style:style>
    <style:style style:name="T29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5"><text:span text:style-name="T19">поверки дозиметра типа </text:span><text:span text:style-name="T10">ДКГ</text:span><text:span text:style-name="T19">-</text:span><text:span text:style-name="T10">АТ2503</text:span><text:span text:style-name="T6">A</text:span></text:p>
      <text:p text:style-name="P8"/>
      <text:p text:style-name="P6"><text:span text:style-name="T19">зав. № </text:span><text:span text:style-name="T26"><text:s/>$</text:span><text:span text:style-name="T3">allSerial <text:s/></text:span><text:span text:style-name="T19"><text:s/></text:span><text:span text:style-name="T21">.</text:span><text:span text:style-name="T19"> </text:span></text:p>
      <text:p text:style-name="P6"><text:span text:style-name="T19">принадлежащего </text:span><text:span text:style-name="T20">.</text:span><text:span text:style-name="T26"> <text:s text:c="105"/></text:span><text:span text:style-name="T20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5"><text:s/></text:span><text:span text:style-name="T18">$temp </text:span><text:s/>°<text:span text:style-name="T17">С</text:span>, атмосферном давлении <text:span text:style-name="T17">Р</text:span> = <text:span text:style-name="T25"><text:s text:c="5"/></text:span><text:s/>мм.рт.ст, относительной влажности воздуха <text:span text:style-name="T17">р</text:span> = <text:span text:style-name="T25"><text:s/></text:span><text:span text:style-name="T18">$vlag </text:span><text:s/>%, внешнем фоне γ-излучения <text:span text:style-name="T2">H</text:span>*(10) = <text:span text:style-name="T25"><text:s/></text:span><text:span text:style-name="T18">$bground </text:span><text:s/>мк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3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0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8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4">Фон</text:p>
          </table:table-cell>
          <table:table-cell table:style-name="t1.B3" office:value-type="string">
            <text:p text:style-name="P35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5">$1-bg0</text:p>
              <text:p text:style-name="P35">$1-bg1</text:p>
              <text:p text:style-name="P35">$1-bg2</text:p>
              <text:p text:style-name="P35">$1-bg3</text:p>
              <text:p text:style-name="P35">$1-bg4</text:p>
              <text:p text:style-name="P35">$1-bg5</text:p>
              <text:p text:style-name="P35">$1-bg6</text:p>
              <text:p text:style-name="P35">$1-bg7</text:p>
              <text:p text:style-name="P34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5">$1-m00</text:p>
              <text:p text:style-name="P35">$1-m01</text:p>
              <text:p text:style-name="P35">$1-m02</text:p>
              <text:p text:style-name="P35">$1-m03</text:p>
              <text:p text:style-name="P35">$1-m04</text:p>
              <text:p text:style-name="P35">$1-m05</text:p>
              <text:p text:style-name="P35">$1-m06</text:p>
              <text:p text:style-name="P35">$1-m07</text:p>
              <text:p text:style-name="P35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5">$1-m11</text:p>
              <text:p text:style-name="P35">$1-m12</text:p>
              <text:p text:style-name="P35">$1-m13</text:p>
              <text:p text:style-name="P35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6" office:value-type="string">
            <text:p text:style-name="P17">8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5">$1-m21</text:p>
              <text:p text:style-name="P35">$1-m22</text:p>
              <text:p text:style-name="P35">$1-m23</text:p>
              <text:p text:style-name="P35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7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4"><text:span text:style-name="T1">Действи-тельное</text:span> значение</text:p>
            <text:p text:style-name="P34">ЭД<text:span text:style-name="T29">,</text:span>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мЗв</text:p>
          </table:table-cell>
          <table:table-cell table:style-name="s1.B4" office:value-type="string">
            <text:p text:style-name="P18">$1-n2</text:p>
          </table:table-cell>
          <table:table-cell table:style-name="s1.B4" office:value-type="string">
            <text:p text:style-name="P24"><text:s text:c="2"/>$1-d2 <text:s/></text:p>
            <text:p text:style-name="P21">180c</text:p>
          </table:table-cell>
          <table:table-cell table:style-name="s1.B4" office:value-type="string">
            <text:p text:style-name="P18">$1-d_dev</text:p>
          </table:table-cell>
          <table:table-cell table:style-name="s1.B4" office:value-type="string">
            <text:p text:style-name="P18">$1-dose</text:p>
          </table:table-cell>
          <table:table-cell table:style-name="s1.B4" office:value-type="string">
            <text:p text:style-name="P18">$1-d_res</text:p>
          </table:table-cell>
          <table:table-cell table:style-name="s1.B4" office:value-type="string">
            <text:p text:style-name="P18">$1-o_pog</text:p>
          </table:table-cell>
          <table:table-cell table:style-name="s1.B4" office:value-type="string">
            <text:p text:style-name="P18">$1-d_gran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2.B2" office:value-type="string">
            <text:p text:style-name="P17">Номер источ-ника</text:p>
          </table:table-cell>
          <table:table-cell table:style-name="t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2.B2" office:value-type="string">
            <text:p text:style-name="P38">Показания прибора</text:p>
          </table:table-cell>
          <table:table-cell table:style-name="t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2.A3" office:value-type="string">
            <text:p text:style-name="P34">Фон</text:p>
          </table:table-cell>
          <table:table-cell table:style-name="t2.B3" office:value-type="string">
            <text:p text:style-name="P35">---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6">
              <text:p text:style-name="P35">$2-bg0</text:p>
              <text:p text:style-name="P35">$2-bg1</text:p>
              <text:p text:style-name="P35">$2-bg2</text:p>
              <text:p text:style-name="P35">$2-bg3</text:p>
              <text:p text:style-name="P35">$2-bg4</text:p>
              <text:p text:style-name="P35">$2-bg5</text:p>
              <text:p text:style-name="P35">$2-bg6</text:p>
              <text:p text:style-name="P35">$2-bg7</text:p>
              <text:p text:style-name="P34"/>
            </text:section>
          </table:table-cell>
          <table:table-cell table:style-name="t2.B3" office:value-type="string">
            <text:p text:style-name="P18">$2-av-bg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B3" office:value-type="string">
            <text:p text:style-name="P18">---</text:p>
          </table:table-cell>
          <table:table-cell table:style-name="t2.I3" office:value-type="string">
            <text:p text:style-name="P20">---</text:p>
          </table:table-cell>
        </table:table-row>
        <table:table-row>
          <table:table-cell table:style-name="t2.A3" office:value-type="string">
            <text:p text:style-name="P17">0.80 мкЗв/ч</text:p>
          </table:table-cell>
          <table:table-cell table:style-name="t2.B3" office:value-type="string">
            <text:p text:style-name="P18">$2-n0</text:p>
          </table:table-cell>
          <table:table-cell table:style-name="t2.B3" office:value-type="string">
            <text:p text:style-name="P18">$2-d0</text:p>
          </table:table-cell>
          <table:table-cell table:style-name="t2.D3" office:value-type="string">
            <text:section text:style-name="Sect1" text:name="Раздел7">
              <text:p text:style-name="P35">$2-m00</text:p>
              <text:p text:style-name="P35">$2-m01</text:p>
              <text:p text:style-name="P35">$2-m02</text:p>
              <text:p text:style-name="P35">$2-m03</text:p>
              <text:p text:style-name="P35">$2-m04</text:p>
              <text:p text:style-name="P35">$2-m05</text:p>
              <text:p text:style-name="P35">$2-m06</text:p>
              <text:p text:style-name="P35">$2-m07</text:p>
              <text:p text:style-name="P35"/>
            </text:section>
          </table:table-cell>
          <table:table-cell table:style-name="t2.B3" office:value-type="string">
            <text:p text:style-name="P18">$2-av0</text:p>
          </table:table-cell>
          <table:table-cell table:style-name="t2.B3" office:value-type="string">
            <text:p text:style-name="P18">$2-o0</text:p>
          </table:table-cell>
          <table:table-cell table:style-name="t2.B3" office:value-type="string">
            <text:p text:style-name="P18">$2-q0</text:p>
          </table:table-cell>
          <table:table-cell table:style-name="t2.B3" office:value-type="string">
            <text:p text:style-name="P18">$2-do0</text:p>
          </table:table-cell>
          <table:table-cell table:style-name="t2.I3" office:value-type="string">
            <text:p text:style-name="P17">±<text:span text:style-name="T7">33.8</text:span></text:p>
          </table:table-cell>
        </table:table-row>
        <table:table-row>
          <table:table-cell table:style-name="t2.A3" office:value-type="string">
            <text:p text:style-name="P17">4.0 мЗв/ч</text:p>
          </table:table-cell>
          <table:table-cell table:style-name="t2.B3" office:value-type="string">
            <text:p text:style-name="P18">$2-n1</text:p>
          </table:table-cell>
          <table:table-cell table:style-name="t2.B3" office:value-type="string">
            <text:p text:style-name="P18">$2-d1</text:p>
          </table:table-cell>
          <table:table-cell table:style-name="t2.D3" office:value-type="string">
            <text:section text:style-name="Sect1" text:name="Раздел8">
              <text:p text:style-name="P7">$2-m10</text:p>
              <text:p text:style-name="P35">$2-m11</text:p>
              <text:p text:style-name="P35">$2-m12</text:p>
              <text:p text:style-name="P35">$2-m13</text:p>
              <text:p text:style-name="P35">$2-m14</text:p>
            </text:section>
          </table:table-cell>
          <table:table-cell table:style-name="t2.B3" office:value-type="string">
            <text:p text:style-name="P18">$2-av1</text:p>
          </table:table-cell>
          <table:table-cell table:style-name="t2.B3" office:value-type="string">
            <text:p text:style-name="P18">$2-o1</text:p>
          </table:table-cell>
          <table:table-cell table:style-name="t2.B3" office:value-type="string">
            <text:p text:style-name="P18">$2-q1</text:p>
          </table:table-cell>
          <table:table-cell table:style-name="t2.B3" office:value-type="string">
            <text:p text:style-name="P18">$2-do1</text:p>
          </table:table-cell>
          <table:table-cell table:style-name="t2.I3" office:value-type="string">
            <text:p text:style-name="P17">±<text:span text:style-name="T7">15</text:span></text:p>
          </table:table-cell>
        </table:table-row>
        <table:table-row>
          <table:table-cell table:style-name="t2.A6" office:value-type="string">
            <text:p text:style-name="P17">80<text:span text:style-name="T7">.</text:span>0 мЗв/ч</text:p>
          </table:table-cell>
          <table:table-cell table:style-name="t2.B6" office:value-type="string">
            <text:p text:style-name="P18">$2-n2</text:p>
          </table:table-cell>
          <table:table-cell table:style-name="t2.B6" office:value-type="string">
            <text:p text:style-name="P18">$2-d2</text:p>
          </table:table-cell>
          <table:table-cell table:style-name="t2.D6" office:value-type="string">
            <text:section text:style-name="Sect1" text:name="Раздел9">
              <text:p text:style-name="P7">$2-m20</text:p>
              <text:p text:style-name="P35">$2-m21</text:p>
              <text:p text:style-name="P35">$2-m22</text:p>
              <text:p text:style-name="P35">$2-m23</text:p>
              <text:p text:style-name="P35">$2-m24</text:p>
            </text:section>
          </table:table-cell>
          <table:table-cell table:style-name="t2.B6" office:value-type="string">
            <text:p text:style-name="P18">$2-av2</text:p>
          </table:table-cell>
          <table:table-cell table:style-name="t2.B6" office:value-type="string">
            <text:p text:style-name="P18">$2-o2</text:p>
          </table:table-cell>
          <table:table-cell table:style-name="t2.B6" office:value-type="string">
            <text:p text:style-name="P18">$2-q2</text:p>
          </table:table-cell>
          <table:table-cell table:style-name="t2.B6" office:value-type="string">
            <text:p text:style-name="P18">$2-do2</text:p>
          </table:table-cell>
          <table:table-cell table:style-name="t2.I6" office:value-type="string">
            <text:p text:style-name="P17">±<text:span text:style-name="T7">15.4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2.B2" table:number-rows-spanned="2" office:value-type="string">
            <text:p text:style-name="P17">Номер источника</text:p>
          </table:table-cell>
          <table:table-cell table:style-name="s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7">4.0 мЗв</text:p>
          </table:table-cell>
          <table:table-cell table:style-name="s2.B4" office:value-type="string">
            <text:p text:style-name="P18">$2-n2</text:p>
          </table:table-cell>
          <table:table-cell table:style-name="s2.B4" office:value-type="string">
            <text:p text:style-name="P24"><text:s text:c="2"/>$2-d2 <text:s/></text:p>
            <text:p text:style-name="P21">180c</text:p>
          </table:table-cell>
          <table:table-cell table:style-name="s2.B4" office:value-type="string">
            <text:p text:style-name="P18">$2-d_dev</text:p>
          </table:table-cell>
          <table:table-cell table:style-name="s2.B4" office:value-type="string">
            <text:p text:style-name="P18">$2-dose</text:p>
          </table:table-cell>
          <table:table-cell table:style-name="s2.B4" office:value-type="string">
            <text:p text:style-name="P18">$2-d_res</text:p>
          </table:table-cell>
          <table:table-cell table:style-name="s2.B4" office:value-type="string">
            <text:p text:style-name="P18">$2-o_pog</text:p>
          </table:table-cell>
          <table:table-cell table:style-name="s2.B4" office:value-type="string">
            <text:p text:style-name="P18">$2-d_gran</text:p>
          </table:table-cell>
          <table:table-cell table:style-name="s2.I4" office:value-type="string">
            <text:p text:style-name="P17">±<text:span text:style-name="T7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3.B2" office:value-type="string">
            <text:p text:style-name="P17">Номер источ-ника</text:p>
          </table:table-cell>
          <table:table-cell table:style-name="t3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3.B2" office:value-type="string">
            <text:p text:style-name="P38">Показания прибора</text:p>
          </table:table-cell>
          <table:table-cell table:style-name="t3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3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3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3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3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3.A3" office:value-type="string">
            <text:p text:style-name="P34">Фон</text:p>
          </table:table-cell>
          <table:table-cell table:style-name="t3.B3" office:value-type="string">
            <text:p text:style-name="P35">---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1">
              <text:p text:style-name="P35">$3-bg0</text:p>
              <text:p text:style-name="P35">$3-bg1</text:p>
              <text:p text:style-name="P35">$3-bg2</text:p>
              <text:p text:style-name="P35">$3-bg3</text:p>
              <text:p text:style-name="P35">$3-bg4</text:p>
              <text:p text:style-name="P35">$3-bg5</text:p>
              <text:p text:style-name="P35">$3-bg6</text:p>
              <text:p text:style-name="P35">$3-bg7</text:p>
              <text:p text:style-name="P34"/>
            </text:section>
          </table:table-cell>
          <table:table-cell table:style-name="t3.B3" office:value-type="string">
            <text:p text:style-name="P18">$3-av-bg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B3" office:value-type="string">
            <text:p text:style-name="P18">---</text:p>
          </table:table-cell>
          <table:table-cell table:style-name="t3.I3" office:value-type="string">
            <text:p text:style-name="P20">---</text:p>
          </table:table-cell>
        </table:table-row>
        <table:table-row>
          <table:table-cell table:style-name="t3.A3" office:value-type="string">
            <text:p text:style-name="P17">0.80 мкЗв/ч</text:p>
          </table:table-cell>
          <table:table-cell table:style-name="t3.B3" office:value-type="string">
            <text:p text:style-name="P18">$3-n0</text:p>
          </table:table-cell>
          <table:table-cell table:style-name="t3.B3" office:value-type="string">
            <text:p text:style-name="P18">$3-d0</text:p>
          </table:table-cell>
          <table:table-cell table:style-name="t3.D3" office:value-type="string">
            <text:section text:style-name="Sect1" text:name="Раздел12">
              <text:p text:style-name="P35">$3-m00</text:p>
              <text:p text:style-name="P35">$3-m01</text:p>
              <text:p text:style-name="P35">$3-m02</text:p>
              <text:p text:style-name="P35">$3-m03</text:p>
              <text:p text:style-name="P35">$3-m04</text:p>
              <text:p text:style-name="P35">$3-m05</text:p>
              <text:p text:style-name="P35">$3-m06</text:p>
              <text:p text:style-name="P35">$3-m07</text:p>
              <text:p text:style-name="P35"/>
            </text:section>
          </table:table-cell>
          <table:table-cell table:style-name="t3.B3" office:value-type="string">
            <text:p text:style-name="P18">$3-av0</text:p>
          </table:table-cell>
          <table:table-cell table:style-name="t3.B3" office:value-type="string">
            <text:p text:style-name="P18">$3-o0</text:p>
          </table:table-cell>
          <table:table-cell table:style-name="t3.B3" office:value-type="string">
            <text:p text:style-name="P18">$3-q0</text:p>
          </table:table-cell>
          <table:table-cell table:style-name="t3.B3" office:value-type="string">
            <text:p text:style-name="P18">$3-do0</text:p>
          </table:table-cell>
          <table:table-cell table:style-name="t3.I3" office:value-type="string">
            <text:p text:style-name="P17">±<text:span text:style-name="T7">33.8</text:span></text:p>
          </table:table-cell>
        </table:table-row>
        <table:table-row>
          <table:table-cell table:style-name="t3.A3" office:value-type="string">
            <text:p text:style-name="P17">4.0 мЗв/ч</text:p>
          </table:table-cell>
          <table:table-cell table:style-name="t3.B3" office:value-type="string">
            <text:p text:style-name="P18">$3-n1</text:p>
          </table:table-cell>
          <table:table-cell table:style-name="t3.B3" office:value-type="string">
            <text:p text:style-name="P18">$3-d1</text:p>
          </table:table-cell>
          <table:table-cell table:style-name="t3.D3" office:value-type="string">
            <text:section text:style-name="Sect1" text:name="Раздел13">
              <text:p text:style-name="P7">$3-m10</text:p>
              <text:p text:style-name="P35">$3-m11</text:p>
              <text:p text:style-name="P35">$3-m12</text:p>
              <text:p text:style-name="P35">$3-m13</text:p>
              <text:p text:style-name="P35">$3-m14</text:p>
            </text:section>
          </table:table-cell>
          <table:table-cell table:style-name="t3.B3" office:value-type="string">
            <text:p text:style-name="P18">$3-av1</text:p>
          </table:table-cell>
          <table:table-cell table:style-name="t3.B3" office:value-type="string">
            <text:p text:style-name="P18">$3-o1</text:p>
          </table:table-cell>
          <table:table-cell table:style-name="t3.B3" office:value-type="string">
            <text:p text:style-name="P18">$3-q1</text:p>
          </table:table-cell>
          <table:table-cell table:style-name="t3.B3" office:value-type="string">
            <text:p text:style-name="P18">$3-do1</text:p>
          </table:table-cell>
          <table:table-cell table:style-name="t3.I3" office:value-type="string">
            <text:p text:style-name="P17">±<text:span text:style-name="T7">15</text:span></text:p>
          </table:table-cell>
        </table:table-row>
        <table:table-row>
          <table:table-cell table:style-name="t3.A6" office:value-type="string">
            <text:p text:style-name="P17">80<text:span text:style-name="T7">.</text:span>0 мЗв/ч</text:p>
          </table:table-cell>
          <table:table-cell table:style-name="t3.B6" office:value-type="string">
            <text:p text:style-name="P18">$3-n2</text:p>
          </table:table-cell>
          <table:table-cell table:style-name="t3.B6" office:value-type="string">
            <text:p text:style-name="P18">$3-d2</text:p>
          </table:table-cell>
          <table:table-cell table:style-name="t3.D6" office:value-type="string">
            <text:section text:style-name="Sect1" text:name="Раздел14">
              <text:p text:style-name="P7">$3-m20</text:p>
              <text:p text:style-name="P35">$3-m21</text:p>
              <text:p text:style-name="P35">$3-m22</text:p>
              <text:p text:style-name="P35">$3-m23</text:p>
              <text:p text:style-name="P35">$3-m24</text:p>
            </text:section>
          </table:table-cell>
          <table:table-cell table:style-name="t3.B6" office:value-type="string">
            <text:p text:style-name="P18">$3-av2</text:p>
          </table:table-cell>
          <table:table-cell table:style-name="t3.B6" office:value-type="string">
            <text:p text:style-name="P18">$3-o2</text:p>
          </table:table-cell>
          <table:table-cell table:style-name="t3.B6" office:value-type="string">
            <text:p text:style-name="P18">$3-q2</text:p>
          </table:table-cell>
          <table:table-cell table:style-name="t3.B6" office:value-type="string">
            <text:p text:style-name="P18">$3-do2</text:p>
          </table:table-cell>
          <table:table-cell table:style-name="t3.I6" office:value-type="string">
            <text:p text:style-name="P17">±<text:span text:style-name="T7">15.4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3.B2" table:number-rows-spanned="2" office:value-type="string">
            <text:p text:style-name="P17">Номер источника</text:p>
          </table:table-cell>
          <table:table-cell table:style-name="s3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3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3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3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3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3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7">4.0 мЗв</text:p>
          </table:table-cell>
          <table:table-cell table:style-name="s3.B4" office:value-type="string">
            <text:p text:style-name="P18">$3-n2</text:p>
          </table:table-cell>
          <table:table-cell table:style-name="s3.B4" office:value-type="string">
            <text:p text:style-name="P24"><text:s text:c="2"/>$3-d2 <text:s/></text:p>
            <text:p text:style-name="P21">180c</text:p>
          </table:table-cell>
          <table:table-cell table:style-name="s3.B4" office:value-type="string">
            <text:p text:style-name="P18">$3-d_dev</text:p>
          </table:table-cell>
          <table:table-cell table:style-name="s3.B4" office:value-type="string">
            <text:p text:style-name="P18">$3-dose</text:p>
          </table:table-cell>
          <table:table-cell table:style-name="s3.B4" office:value-type="string">
            <text:p text:style-name="P18">$3-d_res</text:p>
          </table:table-cell>
          <table:table-cell table:style-name="s3.B4" office:value-type="string">
            <text:p text:style-name="P18">$3-o_pog</text:p>
          </table:table-cell>
          <table:table-cell table:style-name="s3.B4" office:value-type="string">
            <text:p text:style-name="P18">$3-d_gran</text:p>
          </table:table-cell>
          <table:table-cell table:style-name="s3.I4" office:value-type="string">
            <text:p text:style-name="P17">±<text:span text:style-name="T7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4.B2" office:value-type="string">
            <text:p text:style-name="P17">Номер источ-ника</text:p>
          </table:table-cell>
          <table:table-cell table:style-name="t4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4.B2" office:value-type="string">
            <text:p text:style-name="P38">Показания прибора</text:p>
          </table:table-cell>
          <table:table-cell table:style-name="t4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4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4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4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4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4.A3" office:value-type="string">
            <text:p text:style-name="P34">Фон</text:p>
          </table:table-cell>
          <table:table-cell table:style-name="t4.B3" office:value-type="string">
            <text:p text:style-name="P35">---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6">
              <text:p text:style-name="P35">$4-bg0</text:p>
              <text:p text:style-name="P35">$4-bg1</text:p>
              <text:p text:style-name="P35">$4-bg2</text:p>
              <text:p text:style-name="P35">$4-bg3</text:p>
              <text:p text:style-name="P35">$4-bg4</text:p>
              <text:p text:style-name="P35">$4-bg5</text:p>
              <text:p text:style-name="P35">$4-bg6</text:p>
              <text:p text:style-name="P35">$4-bg7</text:p>
              <text:p text:style-name="P34"/>
            </text:section>
          </table:table-cell>
          <table:table-cell table:style-name="t4.B3" office:value-type="string">
            <text:p text:style-name="P18">$4-av-bg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B3" office:value-type="string">
            <text:p text:style-name="P18">---</text:p>
          </table:table-cell>
          <table:table-cell table:style-name="t4.I3" office:value-type="string">
            <text:p text:style-name="P20">---</text:p>
          </table:table-cell>
        </table:table-row>
        <table:table-row>
          <table:table-cell table:style-name="t4.A3" office:value-type="string">
            <text:p text:style-name="P17">0.80 мкЗв/ч</text:p>
          </table:table-cell>
          <table:table-cell table:style-name="t4.B3" office:value-type="string">
            <text:p text:style-name="P18">$4-n0</text:p>
          </table:table-cell>
          <table:table-cell table:style-name="t4.B3" office:value-type="string">
            <text:p text:style-name="P18">$4-d0</text:p>
          </table:table-cell>
          <table:table-cell table:style-name="t4.D3" office:value-type="string">
            <text:section text:style-name="Sect1" text:name="Раздел17">
              <text:p text:style-name="P35">$4-m00</text:p>
              <text:p text:style-name="P35">$4-m01</text:p>
              <text:p text:style-name="P35">$4-m02</text:p>
              <text:p text:style-name="P35">$4-m03</text:p>
              <text:p text:style-name="P35">$4-m04</text:p>
              <text:p text:style-name="P35">$4-m05</text:p>
              <text:p text:style-name="P35">$4-m06</text:p>
              <text:p text:style-name="P35">$4-m07</text:p>
              <text:p text:style-name="P35"/>
            </text:section>
          </table:table-cell>
          <table:table-cell table:style-name="t4.B3" office:value-type="string">
            <text:p text:style-name="P18">$4-av0</text:p>
          </table:table-cell>
          <table:table-cell table:style-name="t4.B3" office:value-type="string">
            <text:p text:style-name="P18">$4-o0</text:p>
          </table:table-cell>
          <table:table-cell table:style-name="t4.B3" office:value-type="string">
            <text:p text:style-name="P18">$4-q0</text:p>
          </table:table-cell>
          <table:table-cell table:style-name="t4.B3" office:value-type="string">
            <text:p text:style-name="P18">$4-do0</text:p>
          </table:table-cell>
          <table:table-cell table:style-name="t4.I3" office:value-type="string">
            <text:p text:style-name="P17">±<text:span text:style-name="T7">33.8</text:span></text:p>
          </table:table-cell>
        </table:table-row>
        <table:table-row>
          <table:table-cell table:style-name="t4.A3" office:value-type="string">
            <text:p text:style-name="P17">4.0 мЗв/ч</text:p>
          </table:table-cell>
          <table:table-cell table:style-name="t4.B3" office:value-type="string">
            <text:p text:style-name="P18">$4-n1</text:p>
          </table:table-cell>
          <table:table-cell table:style-name="t4.B3" office:value-type="string">
            <text:p text:style-name="P18">$4-d1</text:p>
          </table:table-cell>
          <table:table-cell table:style-name="t4.D3" office:value-type="string">
            <text:section text:style-name="Sect1" text:name="Раздел18">
              <text:p text:style-name="P7">$4-m10</text:p>
              <text:p text:style-name="P35">$4-m11</text:p>
              <text:p text:style-name="P35">$4-m12</text:p>
              <text:p text:style-name="P35">$4-m13</text:p>
              <text:p text:style-name="P35">$4-m14</text:p>
            </text:section>
          </table:table-cell>
          <table:table-cell table:style-name="t4.B3" office:value-type="string">
            <text:p text:style-name="P18">$4-av1</text:p>
          </table:table-cell>
          <table:table-cell table:style-name="t4.B3" office:value-type="string">
            <text:p text:style-name="P18">$4-o1</text:p>
          </table:table-cell>
          <table:table-cell table:style-name="t4.B3" office:value-type="string">
            <text:p text:style-name="P18">$4-q1</text:p>
          </table:table-cell>
          <table:table-cell table:style-name="t4.B3" office:value-type="string">
            <text:p text:style-name="P18">$4-do1</text:p>
          </table:table-cell>
          <table:table-cell table:style-name="t4.I3" office:value-type="string">
            <text:p text:style-name="P17">±<text:span text:style-name="T7">15</text:span></text:p>
          </table:table-cell>
        </table:table-row>
        <table:table-row>
          <table:table-cell table:style-name="t4.A6" office:value-type="string">
            <text:p text:style-name="P17">80<text:span text:style-name="T7">.</text:span>0 мЗв/ч</text:p>
          </table:table-cell>
          <table:table-cell table:style-name="t4.B6" office:value-type="string">
            <text:p text:style-name="P18">$4-n2</text:p>
          </table:table-cell>
          <table:table-cell table:style-name="t4.B6" office:value-type="string">
            <text:p text:style-name="P18">$4-d2</text:p>
          </table:table-cell>
          <table:table-cell table:style-name="t4.D6" office:value-type="string">
            <text:section text:style-name="Sect1" text:name="Раздел19">
              <text:p text:style-name="P7">$4-m20</text:p>
              <text:p text:style-name="P35">$4-m21</text:p>
              <text:p text:style-name="P35">$4-m22</text:p>
              <text:p text:style-name="P35">$4-m23</text:p>
              <text:p text:style-name="P35">$4-m24</text:p>
            </text:section>
          </table:table-cell>
          <table:table-cell table:style-name="t4.B6" office:value-type="string">
            <text:p text:style-name="P18">$4-av2</text:p>
          </table:table-cell>
          <table:table-cell table:style-name="t4.B6" office:value-type="string">
            <text:p text:style-name="P18">$4-o2</text:p>
          </table:table-cell>
          <table:table-cell table:style-name="t4.B6" office:value-type="string">
            <text:p text:style-name="P18">$4-q2</text:p>
          </table:table-cell>
          <table:table-cell table:style-name="t4.B6" office:value-type="string">
            <text:p text:style-name="P18">$4-do2</text:p>
          </table:table-cell>
          <table:table-cell table:style-name="t4.I6" office:value-type="string">
            <text:p text:style-name="P17">±<text:span text:style-name="T7">15.4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4.B2" table:number-rows-spanned="2" office:value-type="string">
            <text:p text:style-name="P17">Номер источника</text:p>
          </table:table-cell>
          <table:table-cell table:style-name="s4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4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4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4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4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4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7">4.0 мЗв</text:p>
          </table:table-cell>
          <table:table-cell table:style-name="s4.B4" office:value-type="string">
            <text:p text:style-name="P18">$4-n2</text:p>
          </table:table-cell>
          <table:table-cell table:style-name="s4.B4" office:value-type="string">
            <text:p text:style-name="P24"><text:s text:c="2"/>$4-d2 <text:s/></text:p>
            <text:p text:style-name="P21">180c</text:p>
          </table:table-cell>
          <table:table-cell table:style-name="s4.B4" office:value-type="string">
            <text:p text:style-name="P18">$4-d_dev</text:p>
          </table:table-cell>
          <table:table-cell table:style-name="s4.B4" office:value-type="string">
            <text:p text:style-name="P18">$4-dose</text:p>
          </table:table-cell>
          <table:table-cell table:style-name="s4.B4" office:value-type="string">
            <text:p text:style-name="P18">$4-d_res</text:p>
          </table:table-cell>
          <table:table-cell table:style-name="s4.B4" office:value-type="string">
            <text:p text:style-name="P18">$4-o_pog</text:p>
          </table:table-cell>
          <table:table-cell table:style-name="s4.B4" office:value-type="string">
            <text:p text:style-name="P18">$4-d_gran</text:p>
          </table:table-cell>
          <table:table-cell table:style-name="s4.I4" office:value-type="string">
            <text:p text:style-name="P17">±<text:span text:style-name="T7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5.B2" office:value-type="string">
            <text:p text:style-name="P17">Номер источ-ника</text:p>
          </table:table-cell>
          <table:table-cell table:style-name="t5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5.B2" office:value-type="string">
            <text:p text:style-name="P38">Показания прибора</text:p>
          </table:table-cell>
          <table:table-cell table:style-name="t5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5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5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5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5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5.A3" office:value-type="string">
            <text:p text:style-name="P34">Фон</text:p>
          </table:table-cell>
          <table:table-cell table:style-name="t5.B3" office:value-type="string">
            <text:p text:style-name="P35">---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1">
              <text:p text:style-name="P35">$5-bg0</text:p>
              <text:p text:style-name="P35">$5-bg1</text:p>
              <text:p text:style-name="P35">$5-bg2</text:p>
              <text:p text:style-name="P35">$5-bg3</text:p>
              <text:p text:style-name="P35">$5-bg4</text:p>
              <text:p text:style-name="P35">$5-bg5</text:p>
              <text:p text:style-name="P35">$5-bg6</text:p>
              <text:p text:style-name="P35">$5-bg7</text:p>
              <text:p text:style-name="P34"/>
            </text:section>
          </table:table-cell>
          <table:table-cell table:style-name="t5.B3" office:value-type="string">
            <text:p text:style-name="P18">$5-av-bg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B3" office:value-type="string">
            <text:p text:style-name="P18">---</text:p>
          </table:table-cell>
          <table:table-cell table:style-name="t5.I3" office:value-type="string">
            <text:p text:style-name="P20">---</text:p>
          </table:table-cell>
        </table:table-row>
        <table:table-row>
          <table:table-cell table:style-name="t5.A3" office:value-type="string">
            <text:p text:style-name="P17">0.80 мкЗв/ч</text:p>
          </table:table-cell>
          <table:table-cell table:style-name="t5.B3" office:value-type="string">
            <text:p text:style-name="P18">$5-n0</text:p>
          </table:table-cell>
          <table:table-cell table:style-name="t5.B3" office:value-type="string">
            <text:p text:style-name="P18">$5-d0</text:p>
          </table:table-cell>
          <table:table-cell table:style-name="t5.D3" office:value-type="string">
            <text:section text:style-name="Sect1" text:name="Раздел22">
              <text:p text:style-name="P35">$5-m00</text:p>
              <text:p text:style-name="P35">$5-m01</text:p>
              <text:p text:style-name="P35">$5-m02</text:p>
              <text:p text:style-name="P35">$5-m03</text:p>
              <text:p text:style-name="P35">$5-m04</text:p>
              <text:p text:style-name="P35">$5-m05</text:p>
              <text:p text:style-name="P35">$5-m06</text:p>
              <text:p text:style-name="P35">$5-m07</text:p>
              <text:p text:style-name="P35"/>
            </text:section>
          </table:table-cell>
          <table:table-cell table:style-name="t5.B3" office:value-type="string">
            <text:p text:style-name="P18">$5-av0</text:p>
          </table:table-cell>
          <table:table-cell table:style-name="t5.B3" office:value-type="string">
            <text:p text:style-name="P18">$5-o0</text:p>
          </table:table-cell>
          <table:table-cell table:style-name="t5.B3" office:value-type="string">
            <text:p text:style-name="P18">$5-q0</text:p>
          </table:table-cell>
          <table:table-cell table:style-name="t5.B3" office:value-type="string">
            <text:p text:style-name="P18">$5-do0</text:p>
          </table:table-cell>
          <table:table-cell table:style-name="t5.I3" office:value-type="string">
            <text:p text:style-name="P17">±<text:span text:style-name="T7">33.8</text:span></text:p>
          </table:table-cell>
        </table:table-row>
        <table:table-row>
          <table:table-cell table:style-name="t5.A3" office:value-type="string">
            <text:p text:style-name="P17">4.0 мЗв/ч</text:p>
          </table:table-cell>
          <table:table-cell table:style-name="t5.B3" office:value-type="string">
            <text:p text:style-name="P18">$5-n1</text:p>
          </table:table-cell>
          <table:table-cell table:style-name="t5.B3" office:value-type="string">
            <text:p text:style-name="P18">$5-d1</text:p>
          </table:table-cell>
          <table:table-cell table:style-name="t5.D3" office:value-type="string">
            <text:section text:style-name="Sect1" text:name="Раздел23">
              <text:p text:style-name="P7">$5-m10</text:p>
              <text:p text:style-name="P35">$5-m11</text:p>
              <text:p text:style-name="P35">$5-m12</text:p>
              <text:p text:style-name="P35">$5-m13</text:p>
              <text:p text:style-name="P35">$5-m14</text:p>
            </text:section>
          </table:table-cell>
          <table:table-cell table:style-name="t5.B3" office:value-type="string">
            <text:p text:style-name="P18">$5-av1</text:p>
          </table:table-cell>
          <table:table-cell table:style-name="t5.B3" office:value-type="string">
            <text:p text:style-name="P18">$5-o1</text:p>
          </table:table-cell>
          <table:table-cell table:style-name="t5.B3" office:value-type="string">
            <text:p text:style-name="P18">$5-q1</text:p>
          </table:table-cell>
          <table:table-cell table:style-name="t5.B3" office:value-type="string">
            <text:p text:style-name="P18">$5-do1</text:p>
          </table:table-cell>
          <table:table-cell table:style-name="t5.I3" office:value-type="string">
            <text:p text:style-name="P17">±<text:span text:style-name="T7">15</text:span></text:p>
          </table:table-cell>
        </table:table-row>
        <table:table-row>
          <table:table-cell table:style-name="t5.A6" office:value-type="string">
            <text:p text:style-name="P17">80<text:span text:style-name="T7">.</text:span>0 мЗв/ч</text:p>
          </table:table-cell>
          <table:table-cell table:style-name="t5.B6" office:value-type="string">
            <text:p text:style-name="P18">$5-n2</text:p>
          </table:table-cell>
          <table:table-cell table:style-name="t5.B6" office:value-type="string">
            <text:p text:style-name="P18">$5-d2</text:p>
          </table:table-cell>
          <table:table-cell table:style-name="t5.D6" office:value-type="string">
            <text:section text:style-name="Sect1" text:name="Раздел24">
              <text:p text:style-name="P7">$5-m20</text:p>
              <text:p text:style-name="P35">$5-m21</text:p>
              <text:p text:style-name="P35">$5-m22</text:p>
              <text:p text:style-name="P35">$5-m23</text:p>
              <text:p text:style-name="P35">$5-m24</text:p>
            </text:section>
          </table:table-cell>
          <table:table-cell table:style-name="t5.B6" office:value-type="string">
            <text:p text:style-name="P18">$5-av2</text:p>
          </table:table-cell>
          <table:table-cell table:style-name="t5.B6" office:value-type="string">
            <text:p text:style-name="P18">$5-o2</text:p>
          </table:table-cell>
          <table:table-cell table:style-name="t5.B6" office:value-type="string">
            <text:p text:style-name="P18">$5-q2</text:p>
          </table:table-cell>
          <table:table-cell table:style-name="t5.B6" office:value-type="string">
            <text:p text:style-name="P18">$5-do2</text:p>
          </table:table-cell>
          <table:table-cell table:style-name="t5.I6" office:value-type="string">
            <text:p text:style-name="P17">±<text:span text:style-name="T7">15.4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5.B2" table:number-rows-spanned="2" office:value-type="string">
            <text:p text:style-name="P17">Номер источника</text:p>
          </table:table-cell>
          <table:table-cell table:style-name="s5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5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5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5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5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5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7">4.0 мЗв</text:p>
          </table:table-cell>
          <table:table-cell table:style-name="s5.B4" office:value-type="string">
            <text:p text:style-name="P18">$5-n2</text:p>
          </table:table-cell>
          <table:table-cell table:style-name="s5.B4" office:value-type="string">
            <text:p text:style-name="P24"><text:s text:c="2"/>$5-d2 <text:s/></text:p>
            <text:p text:style-name="P21">180c</text:p>
          </table:table-cell>
          <table:table-cell table:style-name="s5.B4" office:value-type="string">
            <text:p text:style-name="P18">$5-d_dev</text:p>
          </table:table-cell>
          <table:table-cell table:style-name="s5.B4" office:value-type="string">
            <text:p text:style-name="P18">$5-dose</text:p>
          </table:table-cell>
          <table:table-cell table:style-name="s5.B4" office:value-type="string">
            <text:p text:style-name="P18">$5-d_res</text:p>
          </table:table-cell>
          <table:table-cell table:style-name="s5.B4" office:value-type="string">
            <text:p text:style-name="P18">$5-o_pog</text:p>
          </table:table-cell>
          <table:table-cell table:style-name="s5.B4" office:value-type="string">
            <text:p text:style-name="P18">$5-d_gran</text:p>
          </table:table-cell>
          <table:table-cell table:style-name="s5.I4" office:value-type="string">
            <text:p text:style-name="P17">±<text:span text:style-name="T7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6.B2" office:value-type="string">
            <text:p text:style-name="P17">Номер источ-ника</text:p>
          </table:table-cell>
          <table:table-cell table:style-name="t6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6.B2" office:value-type="string">
            <text:p text:style-name="P38">Показания прибора</text:p>
          </table:table-cell>
          <table:table-cell table:style-name="t6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6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6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6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6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6.A3" office:value-type="string">
            <text:p text:style-name="P34">Фон</text:p>
          </table:table-cell>
          <table:table-cell table:style-name="t6.B3" office:value-type="string">
            <text:p text:style-name="P35">---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6">
              <text:p text:style-name="P35">$6-bg0</text:p>
              <text:p text:style-name="P35">$6-bg1</text:p>
              <text:p text:style-name="P35">$6-bg2</text:p>
              <text:p text:style-name="P35">$6-bg3</text:p>
              <text:p text:style-name="P35">$6-bg4</text:p>
              <text:p text:style-name="P35">$6-bg5</text:p>
              <text:p text:style-name="P35">$6-bg6</text:p>
              <text:p text:style-name="P35">$6-bg7</text:p>
              <text:p text:style-name="P34"/>
            </text:section>
          </table:table-cell>
          <table:table-cell table:style-name="t6.B3" office:value-type="string">
            <text:p text:style-name="P18">$6-av-bg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B3" office:value-type="string">
            <text:p text:style-name="P18">---</text:p>
          </table:table-cell>
          <table:table-cell table:style-name="t6.I3" office:value-type="string">
            <text:p text:style-name="P20">---</text:p>
          </table:table-cell>
        </table:table-row>
        <table:table-row>
          <table:table-cell table:style-name="t6.A3" office:value-type="string">
            <text:p text:style-name="P17">0.80 мкЗв/ч</text:p>
          </table:table-cell>
          <table:table-cell table:style-name="t6.B3" office:value-type="string">
            <text:p text:style-name="P18">$6-n0</text:p>
          </table:table-cell>
          <table:table-cell table:style-name="t6.B3" office:value-type="string">
            <text:p text:style-name="P18">$6-d0</text:p>
          </table:table-cell>
          <table:table-cell table:style-name="t6.D3" office:value-type="string">
            <text:section text:style-name="Sect1" text:name="Раздел27">
              <text:p text:style-name="P35">$6-m00</text:p>
              <text:p text:style-name="P35">$6-m01</text:p>
              <text:p text:style-name="P35">$6-m02</text:p>
              <text:p text:style-name="P35">$6-m03</text:p>
              <text:p text:style-name="P35">$6-m04</text:p>
              <text:p text:style-name="P35">$6-m05</text:p>
              <text:p text:style-name="P35">$6-m06</text:p>
              <text:p text:style-name="P35">$6-m07</text:p>
              <text:p text:style-name="P35"/>
            </text:section>
          </table:table-cell>
          <table:table-cell table:style-name="t6.B3" office:value-type="string">
            <text:p text:style-name="P18">$6-av0</text:p>
          </table:table-cell>
          <table:table-cell table:style-name="t6.B3" office:value-type="string">
            <text:p text:style-name="P18">$6-o0</text:p>
          </table:table-cell>
          <table:table-cell table:style-name="t6.B3" office:value-type="string">
            <text:p text:style-name="P18">$6-q0</text:p>
          </table:table-cell>
          <table:table-cell table:style-name="t6.B3" office:value-type="string">
            <text:p text:style-name="P18">$6-do0</text:p>
          </table:table-cell>
          <table:table-cell table:style-name="t6.I3" office:value-type="string">
            <text:p text:style-name="P17">±<text:span text:style-name="T7">33.8</text:span></text:p>
          </table:table-cell>
        </table:table-row>
        <table:table-row>
          <table:table-cell table:style-name="t6.A3" office:value-type="string">
            <text:p text:style-name="P17">4.0 мЗв/ч</text:p>
          </table:table-cell>
          <table:table-cell table:style-name="t6.B3" office:value-type="string">
            <text:p text:style-name="P18">$6-n1</text:p>
          </table:table-cell>
          <table:table-cell table:style-name="t6.B3" office:value-type="string">
            <text:p text:style-name="P18">$6-d1</text:p>
          </table:table-cell>
          <table:table-cell table:style-name="t6.D3" office:value-type="string">
            <text:section text:style-name="Sect1" text:name="Раздел28">
              <text:p text:style-name="P7">$6-m10</text:p>
              <text:p text:style-name="P35">$6-m11</text:p>
              <text:p text:style-name="P35">$6-m12</text:p>
              <text:p text:style-name="P35">$6-m13</text:p>
              <text:p text:style-name="P35">$6-m14</text:p>
            </text:section>
          </table:table-cell>
          <table:table-cell table:style-name="t6.B3" office:value-type="string">
            <text:p text:style-name="P18">$6-av1</text:p>
          </table:table-cell>
          <table:table-cell table:style-name="t6.B3" office:value-type="string">
            <text:p text:style-name="P18">$6-o1</text:p>
          </table:table-cell>
          <table:table-cell table:style-name="t6.B3" office:value-type="string">
            <text:p text:style-name="P18">$6-q1</text:p>
          </table:table-cell>
          <table:table-cell table:style-name="t6.B3" office:value-type="string">
            <text:p text:style-name="P18">$6-do1</text:p>
          </table:table-cell>
          <table:table-cell table:style-name="t6.I3" office:value-type="string">
            <text:p text:style-name="P17">±<text:span text:style-name="T7">15</text:span></text:p>
          </table:table-cell>
        </table:table-row>
        <table:table-row>
          <table:table-cell table:style-name="t6.A6" office:value-type="string">
            <text:p text:style-name="P17">80<text:span text:style-name="T7">.</text:span>0 мЗв/ч</text:p>
          </table:table-cell>
          <table:table-cell table:style-name="t6.B6" office:value-type="string">
            <text:p text:style-name="P18">$6-n2</text:p>
          </table:table-cell>
          <table:table-cell table:style-name="t6.B6" office:value-type="string">
            <text:p text:style-name="P18">$6-d2</text:p>
          </table:table-cell>
          <table:table-cell table:style-name="t6.D6" office:value-type="string">
            <text:section text:style-name="Sect1" text:name="Раздел29">
              <text:p text:style-name="P7">$6-m20</text:p>
              <text:p text:style-name="P35">$6-m21</text:p>
              <text:p text:style-name="P35">$6-m22</text:p>
              <text:p text:style-name="P35">$6-m23</text:p>
              <text:p text:style-name="P35">$6-m24</text:p>
            </text:section>
          </table:table-cell>
          <table:table-cell table:style-name="t6.B6" office:value-type="string">
            <text:p text:style-name="P18">$6-av2</text:p>
          </table:table-cell>
          <table:table-cell table:style-name="t6.B6" office:value-type="string">
            <text:p text:style-name="P18">$6-o2</text:p>
          </table:table-cell>
          <table:table-cell table:style-name="t6.B6" office:value-type="string">
            <text:p text:style-name="P18">$6-q2</text:p>
          </table:table-cell>
          <table:table-cell table:style-name="t6.B6" office:value-type="string">
            <text:p text:style-name="P18">$6-do2</text:p>
          </table:table-cell>
          <table:table-cell table:style-name="t6.I6" office:value-type="string">
            <text:p text:style-name="P17">±<text:span text:style-name="T7">15.4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6.B2" table:number-rows-spanned="2" office:value-type="string">
            <text:p text:style-name="P17">Номер источника</text:p>
          </table:table-cell>
          <table:table-cell table:style-name="s6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6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6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6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6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6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7">4.0 мЗв</text:p>
          </table:table-cell>
          <table:table-cell table:style-name="s6.B4" office:value-type="string">
            <text:p text:style-name="P18">$6-n2</text:p>
          </table:table-cell>
          <table:table-cell table:style-name="s6.B4" office:value-type="string">
            <text:p text:style-name="P24"><text:s text:c="2"/>$6-d2 <text:s/></text:p>
            <text:p text:style-name="P21">180c</text:p>
          </table:table-cell>
          <table:table-cell table:style-name="s6.B4" office:value-type="string">
            <text:p text:style-name="P18">$6-d_dev</text:p>
          </table:table-cell>
          <table:table-cell table:style-name="s6.B4" office:value-type="string">
            <text:p text:style-name="P18">$6-dose</text:p>
          </table:table-cell>
          <table:table-cell table:style-name="s6.B4" office:value-type="string">
            <text:p text:style-name="P18">$6-d_res</text:p>
          </table:table-cell>
          <table:table-cell table:style-name="s6.B4" office:value-type="string">
            <text:p text:style-name="P18">$6-o_pog</text:p>
          </table:table-cell>
          <table:table-cell table:style-name="s6.B4" office:value-type="string">
            <text:p text:style-name="P18">$6-d_gran</text:p>
          </table:table-cell>
          <table:table-cell table:style-name="s6.I4" office:value-type="string">
            <text:p text:style-name="P17">±<text:span text:style-name="T7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7.B2" office:value-type="string">
            <text:p text:style-name="P17">Номер источ-ника</text:p>
          </table:table-cell>
          <table:table-cell table:style-name="t7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7.B2" office:value-type="string">
            <text:p text:style-name="P38">Показания прибора</text:p>
          </table:table-cell>
          <table:table-cell table:style-name="t7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7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7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7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7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7.A3" office:value-type="string">
            <text:p text:style-name="P34">Фон</text:p>
          </table:table-cell>
          <table:table-cell table:style-name="t7.B3" office:value-type="string">
            <text:p text:style-name="P35">---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1">
              <text:p text:style-name="P35">$7-bg0</text:p>
              <text:p text:style-name="P35">$7-bg1</text:p>
              <text:p text:style-name="P35">$7-bg2</text:p>
              <text:p text:style-name="P35">$7-bg3</text:p>
              <text:p text:style-name="P35">$7-bg4</text:p>
              <text:p text:style-name="P35">$7-bg5</text:p>
              <text:p text:style-name="P35">$7-bg6</text:p>
              <text:p text:style-name="P35">$7-bg7</text:p>
              <text:p text:style-name="P34"/>
            </text:section>
          </table:table-cell>
          <table:table-cell table:style-name="t7.B3" office:value-type="string">
            <text:p text:style-name="P18">$7-av-bg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B3" office:value-type="string">
            <text:p text:style-name="P18">---</text:p>
          </table:table-cell>
          <table:table-cell table:style-name="t7.I3" office:value-type="string">
            <text:p text:style-name="P20">---</text:p>
          </table:table-cell>
        </table:table-row>
        <table:table-row>
          <table:table-cell table:style-name="t7.A3" office:value-type="string">
            <text:p text:style-name="P17">0.80 мкЗв/ч</text:p>
          </table:table-cell>
          <table:table-cell table:style-name="t7.B3" office:value-type="string">
            <text:p text:style-name="P18">$7-n0</text:p>
          </table:table-cell>
          <table:table-cell table:style-name="t7.B3" office:value-type="string">
            <text:p text:style-name="P18">$7-d0</text:p>
          </table:table-cell>
          <table:table-cell table:style-name="t7.D3" office:value-type="string">
            <text:section text:style-name="Sect1" text:name="Раздел32">
              <text:p text:style-name="P35">$7-m00</text:p>
              <text:p text:style-name="P35">$7-m01</text:p>
              <text:p text:style-name="P35">$7-m02</text:p>
              <text:p text:style-name="P35">$7-m03</text:p>
              <text:p text:style-name="P35">$7-m04</text:p>
              <text:p text:style-name="P35">$7-m05</text:p>
              <text:p text:style-name="P35">$7-m06</text:p>
              <text:p text:style-name="P35">$7-m07</text:p>
              <text:p text:style-name="P35"/>
            </text:section>
          </table:table-cell>
          <table:table-cell table:style-name="t7.B3" office:value-type="string">
            <text:p text:style-name="P18">$7-av0</text:p>
          </table:table-cell>
          <table:table-cell table:style-name="t7.B3" office:value-type="string">
            <text:p text:style-name="P18">$7-o0</text:p>
          </table:table-cell>
          <table:table-cell table:style-name="t7.B3" office:value-type="string">
            <text:p text:style-name="P18">$7-q0</text:p>
          </table:table-cell>
          <table:table-cell table:style-name="t7.B3" office:value-type="string">
            <text:p text:style-name="P18">$7-do0</text:p>
          </table:table-cell>
          <table:table-cell table:style-name="t7.I3" office:value-type="string">
            <text:p text:style-name="P17">±<text:span text:style-name="T7">33.8</text:span></text:p>
          </table:table-cell>
        </table:table-row>
        <table:table-row>
          <table:table-cell table:style-name="t7.A3" office:value-type="string">
            <text:p text:style-name="P17">4.0 мЗв/ч</text:p>
          </table:table-cell>
          <table:table-cell table:style-name="t7.B3" office:value-type="string">
            <text:p text:style-name="P18">$7-n1</text:p>
          </table:table-cell>
          <table:table-cell table:style-name="t7.B3" office:value-type="string">
            <text:p text:style-name="P18">$7-d1</text:p>
          </table:table-cell>
          <table:table-cell table:style-name="t7.D3" office:value-type="string">
            <text:section text:style-name="Sect1" text:name="Раздел33">
              <text:p text:style-name="P7">$7-m10</text:p>
              <text:p text:style-name="P35">$7-m11</text:p>
              <text:p text:style-name="P35">$7-m12</text:p>
              <text:p text:style-name="P35">$7-m13</text:p>
              <text:p text:style-name="P35">$7-m14</text:p>
            </text:section>
          </table:table-cell>
          <table:table-cell table:style-name="t7.B3" office:value-type="string">
            <text:p text:style-name="P18">$7-av1</text:p>
          </table:table-cell>
          <table:table-cell table:style-name="t7.B3" office:value-type="string">
            <text:p text:style-name="P18">$7-o1</text:p>
          </table:table-cell>
          <table:table-cell table:style-name="t7.B3" office:value-type="string">
            <text:p text:style-name="P18">$7-q1</text:p>
          </table:table-cell>
          <table:table-cell table:style-name="t7.B3" office:value-type="string">
            <text:p text:style-name="P18">$7-do1</text:p>
          </table:table-cell>
          <table:table-cell table:style-name="t7.I3" office:value-type="string">
            <text:p text:style-name="P17">±<text:span text:style-name="T7">15</text:span></text:p>
          </table:table-cell>
        </table:table-row>
        <table:table-row>
          <table:table-cell table:style-name="t7.A6" office:value-type="string">
            <text:p text:style-name="P17">80<text:span text:style-name="T7">.</text:span>0 мЗв/ч</text:p>
          </table:table-cell>
          <table:table-cell table:style-name="t7.B6" office:value-type="string">
            <text:p text:style-name="P18">$7-n2</text:p>
          </table:table-cell>
          <table:table-cell table:style-name="t7.B6" office:value-type="string">
            <text:p text:style-name="P18">$7-d2</text:p>
          </table:table-cell>
          <table:table-cell table:style-name="t7.D6" office:value-type="string">
            <text:section text:style-name="Sect1" text:name="Раздел34">
              <text:p text:style-name="P7">$7-m20</text:p>
              <text:p text:style-name="P35">$7-m21</text:p>
              <text:p text:style-name="P35">$7-m22</text:p>
              <text:p text:style-name="P35">$7-m23</text:p>
              <text:p text:style-name="P35">$7-m24</text:p>
            </text:section>
          </table:table-cell>
          <table:table-cell table:style-name="t7.B6" office:value-type="string">
            <text:p text:style-name="P18">$7-av2</text:p>
          </table:table-cell>
          <table:table-cell table:style-name="t7.B6" office:value-type="string">
            <text:p text:style-name="P18">$7-o2</text:p>
          </table:table-cell>
          <table:table-cell table:style-name="t7.B6" office:value-type="string">
            <text:p text:style-name="P18">$7-q2</text:p>
          </table:table-cell>
          <table:table-cell table:style-name="t7.B6" office:value-type="string">
            <text:p text:style-name="P18">$7-do2</text:p>
          </table:table-cell>
          <table:table-cell table:style-name="t7.I6" office:value-type="string">
            <text:p text:style-name="P17">±<text:span text:style-name="T7">15.4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7.B2" table:number-rows-spanned="2" office:value-type="string">
            <text:p text:style-name="P17">Номер источника</text:p>
          </table:table-cell>
          <table:table-cell table:style-name="s7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7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7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7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7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7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7">4.0 мЗв</text:p>
          </table:table-cell>
          <table:table-cell table:style-name="s7.B4" office:value-type="string">
            <text:p text:style-name="P18">$7-n2</text:p>
          </table:table-cell>
          <table:table-cell table:style-name="s7.B4" office:value-type="string">
            <text:p text:style-name="P24"><text:s text:c="2"/>$7-d2 <text:s/></text:p>
            <text:p text:style-name="P21">180c</text:p>
          </table:table-cell>
          <table:table-cell table:style-name="s7.B4" office:value-type="string">
            <text:p text:style-name="P18">$7-d_dev</text:p>
          </table:table-cell>
          <table:table-cell table:style-name="s7.B4" office:value-type="string">
            <text:p text:style-name="P18">$7-dose</text:p>
          </table:table-cell>
          <table:table-cell table:style-name="s7.B4" office:value-type="string">
            <text:p text:style-name="P18">$7-d_res</text:p>
          </table:table-cell>
          <table:table-cell table:style-name="s7.B4" office:value-type="string">
            <text:p text:style-name="P18">$7-o_pog</text:p>
          </table:table-cell>
          <table:table-cell table:style-name="s7.B4" office:value-type="string">
            <text:p text:style-name="P18">$7-d_gran</text:p>
          </table:table-cell>
          <table:table-cell table:style-name="s7.I4" office:value-type="string">
            <text:p text:style-name="P17">±<text:span text:style-name="T7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8.B2" office:value-type="string">
            <text:p text:style-name="P17">Номер источ-ника</text:p>
          </table:table-cell>
          <table:table-cell table:style-name="t8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8.B2" office:value-type="string">
            <text:p text:style-name="P38">Показания прибора</text:p>
          </table:table-cell>
          <table:table-cell table:style-name="t8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8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8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8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8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8.A3" office:value-type="string">
            <text:p text:style-name="P34">Фон</text:p>
          </table:table-cell>
          <table:table-cell table:style-name="t8.B3" office:value-type="string">
            <text:p text:style-name="P35">---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6">
              <text:p text:style-name="P35">$8-bg0</text:p>
              <text:p text:style-name="P35">$8-bg1</text:p>
              <text:p text:style-name="P35">$8-bg2</text:p>
              <text:p text:style-name="P35">$8-bg3</text:p>
              <text:p text:style-name="P35">$8-bg4</text:p>
              <text:p text:style-name="P35">$8-bg5</text:p>
              <text:p text:style-name="P35">$8-bg6</text:p>
              <text:p text:style-name="P35">$8-bg7</text:p>
              <text:p text:style-name="P34"/>
            </text:section>
          </table:table-cell>
          <table:table-cell table:style-name="t8.B3" office:value-type="string">
            <text:p text:style-name="P18">$8-av-bg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B3" office:value-type="string">
            <text:p text:style-name="P18">---</text:p>
          </table:table-cell>
          <table:table-cell table:style-name="t8.I3" office:value-type="string">
            <text:p text:style-name="P20">---</text:p>
          </table:table-cell>
        </table:table-row>
        <table:table-row>
          <table:table-cell table:style-name="t8.A3" office:value-type="string">
            <text:p text:style-name="P17">0.80 мкЗв/ч</text:p>
          </table:table-cell>
          <table:table-cell table:style-name="t8.B3" office:value-type="string">
            <text:p text:style-name="P18">$8-n0</text:p>
          </table:table-cell>
          <table:table-cell table:style-name="t8.B3" office:value-type="string">
            <text:p text:style-name="P18">$8-d0</text:p>
          </table:table-cell>
          <table:table-cell table:style-name="t8.D3" office:value-type="string">
            <text:section text:style-name="Sect1" text:name="Раздел37">
              <text:p text:style-name="P35">$8-m00</text:p>
              <text:p text:style-name="P35">$8-m01</text:p>
              <text:p text:style-name="P35">$8-m02</text:p>
              <text:p text:style-name="P35">$8-m03</text:p>
              <text:p text:style-name="P35">$8-m04</text:p>
              <text:p text:style-name="P35">$8-m05</text:p>
              <text:p text:style-name="P35">$8-m06</text:p>
              <text:p text:style-name="P35">$8-m07</text:p>
              <text:p text:style-name="P35"/>
            </text:section>
          </table:table-cell>
          <table:table-cell table:style-name="t8.B3" office:value-type="string">
            <text:p text:style-name="P18">$8-av0</text:p>
          </table:table-cell>
          <table:table-cell table:style-name="t8.B3" office:value-type="string">
            <text:p text:style-name="P18">$8-o0</text:p>
          </table:table-cell>
          <table:table-cell table:style-name="t8.B3" office:value-type="string">
            <text:p text:style-name="P18">$8-q0</text:p>
          </table:table-cell>
          <table:table-cell table:style-name="t8.B3" office:value-type="string">
            <text:p text:style-name="P18">$8-do0</text:p>
          </table:table-cell>
          <table:table-cell table:style-name="t8.I3" office:value-type="string">
            <text:p text:style-name="P17">±<text:span text:style-name="T7">33.8</text:span></text:p>
          </table:table-cell>
        </table:table-row>
        <table:table-row>
          <table:table-cell table:style-name="t8.A3" office:value-type="string">
            <text:p text:style-name="P17">4.0 мЗв/ч</text:p>
          </table:table-cell>
          <table:table-cell table:style-name="t8.B3" office:value-type="string">
            <text:p text:style-name="P18">$8-n1</text:p>
          </table:table-cell>
          <table:table-cell table:style-name="t8.B3" office:value-type="string">
            <text:p text:style-name="P18">$8-d1</text:p>
          </table:table-cell>
          <table:table-cell table:style-name="t8.D3" office:value-type="string">
            <text:section text:style-name="Sect1" text:name="Раздел38">
              <text:p text:style-name="P7">$8-m10</text:p>
              <text:p text:style-name="P35">$8-m11</text:p>
              <text:p text:style-name="P35">$8-m12</text:p>
              <text:p text:style-name="P35">$8-m13</text:p>
              <text:p text:style-name="P35">$8-m14</text:p>
            </text:section>
          </table:table-cell>
          <table:table-cell table:style-name="t8.B3" office:value-type="string">
            <text:p text:style-name="P18">$8-av1</text:p>
          </table:table-cell>
          <table:table-cell table:style-name="t8.B3" office:value-type="string">
            <text:p text:style-name="P18">$8-o1</text:p>
          </table:table-cell>
          <table:table-cell table:style-name="t8.B3" office:value-type="string">
            <text:p text:style-name="P18">$8-q1</text:p>
          </table:table-cell>
          <table:table-cell table:style-name="t8.B3" office:value-type="string">
            <text:p text:style-name="P18">$8-do1</text:p>
          </table:table-cell>
          <table:table-cell table:style-name="t8.I3" office:value-type="string">
            <text:p text:style-name="P17">±<text:span text:style-name="T7">15</text:span></text:p>
          </table:table-cell>
        </table:table-row>
        <table:table-row>
          <table:table-cell table:style-name="t8.A6" office:value-type="string">
            <text:p text:style-name="P17">80<text:span text:style-name="T7">.</text:span>0 мЗв/ч</text:p>
          </table:table-cell>
          <table:table-cell table:style-name="t8.B6" office:value-type="string">
            <text:p text:style-name="P18">$8-n2</text:p>
          </table:table-cell>
          <table:table-cell table:style-name="t8.B6" office:value-type="string">
            <text:p text:style-name="P18">$8-d2</text:p>
          </table:table-cell>
          <table:table-cell table:style-name="t8.D6" office:value-type="string">
            <text:section text:style-name="Sect1" text:name="Раздел39">
              <text:p text:style-name="P7">$8-m20</text:p>
              <text:p text:style-name="P35">$8-m21</text:p>
              <text:p text:style-name="P35">$8-m22</text:p>
              <text:p text:style-name="P35">$8-m23</text:p>
              <text:p text:style-name="P35">$8-m24</text:p>
            </text:section>
          </table:table-cell>
          <table:table-cell table:style-name="t8.B6" office:value-type="string">
            <text:p text:style-name="P18">$8-av2</text:p>
          </table:table-cell>
          <table:table-cell table:style-name="t8.B6" office:value-type="string">
            <text:p text:style-name="P18">$8-o2</text:p>
          </table:table-cell>
          <table:table-cell table:style-name="t8.B6" office:value-type="string">
            <text:p text:style-name="P18">$8-q2</text:p>
          </table:table-cell>
          <table:table-cell table:style-name="t8.B6" office:value-type="string">
            <text:p text:style-name="P18">$8-do2</text:p>
          </table:table-cell>
          <table:table-cell table:style-name="t8.I6" office:value-type="string">
            <text:p text:style-name="P17">±<text:span text:style-name="T7">15.4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8.B2" table:number-rows-spanned="2" office:value-type="string">
            <text:p text:style-name="P17">Номер источника</text:p>
          </table:table-cell>
          <table:table-cell table:style-name="s8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8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8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8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8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8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7">4.0 мЗв</text:p>
          </table:table-cell>
          <table:table-cell table:style-name="s8.B4" office:value-type="string">
            <text:p text:style-name="P18">$8-n2</text:p>
          </table:table-cell>
          <table:table-cell table:style-name="s8.B4" office:value-type="string">
            <text:p text:style-name="P24"><text:s text:c="2"/>$8-d2 <text:s/></text:p>
            <text:p text:style-name="P21">180c</text:p>
          </table:table-cell>
          <table:table-cell table:style-name="s8.B4" office:value-type="string">
            <text:p text:style-name="P18">$8-d_dev</text:p>
          </table:table-cell>
          <table:table-cell table:style-name="s8.B4" office:value-type="string">
            <text:p text:style-name="P18">$8-dose</text:p>
          </table:table-cell>
          <table:table-cell table:style-name="s8.B4" office:value-type="string">
            <text:p text:style-name="P18">$8-d_res</text:p>
          </table:table-cell>
          <table:table-cell table:style-name="s8.B4" office:value-type="string">
            <text:p text:style-name="P18">$8-o_pog</text:p>
          </table:table-cell>
          <table:table-cell table:style-name="s8.B4" office:value-type="string">
            <text:p text:style-name="P18">$8-d_gran</text:p>
          </table:table-cell>
          <table:table-cell table:style-name="s8.I4" office:value-type="string">
            <text:p text:style-name="P17">±<text:span text:style-name="T7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9.B2" office:value-type="string">
            <text:p text:style-name="P17">Номер источ-ника</text:p>
          </table:table-cell>
          <table:table-cell table:style-name="t9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9.B2" office:value-type="string">
            <text:p text:style-name="P38">Показания прибора</text:p>
          </table:table-cell>
          <table:table-cell table:style-name="t9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9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9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9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9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9.A3" office:value-type="string">
            <text:p text:style-name="P34">Фон</text:p>
          </table:table-cell>
          <table:table-cell table:style-name="t9.B3" office:value-type="string">
            <text:p text:style-name="P35">---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1">
              <text:p text:style-name="P35">$9-bg0</text:p>
              <text:p text:style-name="P35">$9-bg1</text:p>
              <text:p text:style-name="P35">$9-bg2</text:p>
              <text:p text:style-name="P35">$9-bg3</text:p>
              <text:p text:style-name="P35">$9-bg4</text:p>
              <text:p text:style-name="P35">$9-bg5</text:p>
              <text:p text:style-name="P35">$9-bg6</text:p>
              <text:p text:style-name="P35">$9-bg7</text:p>
              <text:p text:style-name="P34"/>
            </text:section>
          </table:table-cell>
          <table:table-cell table:style-name="t9.B3" office:value-type="string">
            <text:p text:style-name="P18">$9-av-bg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B3" office:value-type="string">
            <text:p text:style-name="P18">---</text:p>
          </table:table-cell>
          <table:table-cell table:style-name="t9.I3" office:value-type="string">
            <text:p text:style-name="P20">---</text:p>
          </table:table-cell>
        </table:table-row>
        <table:table-row>
          <table:table-cell table:style-name="t9.A3" office:value-type="string">
            <text:p text:style-name="P17">0.80 мкЗв/ч</text:p>
          </table:table-cell>
          <table:table-cell table:style-name="t9.B3" office:value-type="string">
            <text:p text:style-name="P18">$9-n0</text:p>
          </table:table-cell>
          <table:table-cell table:style-name="t9.B3" office:value-type="string">
            <text:p text:style-name="P18">$9-d0</text:p>
          </table:table-cell>
          <table:table-cell table:style-name="t9.D3" office:value-type="string">
            <text:section text:style-name="Sect1" text:name="Раздел42">
              <text:p text:style-name="P35">$9-m00</text:p>
              <text:p text:style-name="P35">$9-m01</text:p>
              <text:p text:style-name="P35">$9-m02</text:p>
              <text:p text:style-name="P35">$9-m03</text:p>
              <text:p text:style-name="P35">$9-m04</text:p>
              <text:p text:style-name="P35">$9-m05</text:p>
              <text:p text:style-name="P35">$9-m06</text:p>
              <text:p text:style-name="P35">$9-m07</text:p>
              <text:p text:style-name="P35"/>
            </text:section>
          </table:table-cell>
          <table:table-cell table:style-name="t9.B3" office:value-type="string">
            <text:p text:style-name="P18">$9-av0</text:p>
          </table:table-cell>
          <table:table-cell table:style-name="t9.B3" office:value-type="string">
            <text:p text:style-name="P18">$9-o0</text:p>
          </table:table-cell>
          <table:table-cell table:style-name="t9.B3" office:value-type="string">
            <text:p text:style-name="P18">$9-q0</text:p>
          </table:table-cell>
          <table:table-cell table:style-name="t9.B3" office:value-type="string">
            <text:p text:style-name="P18">$9-do0</text:p>
          </table:table-cell>
          <table:table-cell table:style-name="t9.I3" office:value-type="string">
            <text:p text:style-name="P17">±<text:span text:style-name="T7">33.8</text:span></text:p>
          </table:table-cell>
        </table:table-row>
        <table:table-row>
          <table:table-cell table:style-name="t9.A3" office:value-type="string">
            <text:p text:style-name="P17">4.0 мЗв/ч</text:p>
          </table:table-cell>
          <table:table-cell table:style-name="t9.B3" office:value-type="string">
            <text:p text:style-name="P18">$9-n1</text:p>
          </table:table-cell>
          <table:table-cell table:style-name="t9.B3" office:value-type="string">
            <text:p text:style-name="P18">$9-d1</text:p>
          </table:table-cell>
          <table:table-cell table:style-name="t9.D3" office:value-type="string">
            <text:section text:style-name="Sect1" text:name="Раздел43">
              <text:p text:style-name="P7">$9-m10</text:p>
              <text:p text:style-name="P35">$9-m11</text:p>
              <text:p text:style-name="P35">$9-m12</text:p>
              <text:p text:style-name="P35">$9-m13</text:p>
              <text:p text:style-name="P35">$9-m14</text:p>
            </text:section>
          </table:table-cell>
          <table:table-cell table:style-name="t9.B3" office:value-type="string">
            <text:p text:style-name="P18">$9-av1</text:p>
          </table:table-cell>
          <table:table-cell table:style-name="t9.B3" office:value-type="string">
            <text:p text:style-name="P18">$9-o1</text:p>
          </table:table-cell>
          <table:table-cell table:style-name="t9.B3" office:value-type="string">
            <text:p text:style-name="P18">$9-q1</text:p>
          </table:table-cell>
          <table:table-cell table:style-name="t9.B3" office:value-type="string">
            <text:p text:style-name="P18">$9-do1</text:p>
          </table:table-cell>
          <table:table-cell table:style-name="t9.I3" office:value-type="string">
            <text:p text:style-name="P17">±<text:span text:style-name="T7">15</text:span></text:p>
          </table:table-cell>
        </table:table-row>
        <table:table-row>
          <table:table-cell table:style-name="t9.A6" office:value-type="string">
            <text:p text:style-name="P17">80<text:span text:style-name="T7">.</text:span>0 мЗв/ч</text:p>
          </table:table-cell>
          <table:table-cell table:style-name="t9.B6" office:value-type="string">
            <text:p text:style-name="P18">$9-n2</text:p>
          </table:table-cell>
          <table:table-cell table:style-name="t9.B6" office:value-type="string">
            <text:p text:style-name="P18">$9-d2</text:p>
          </table:table-cell>
          <table:table-cell table:style-name="t9.D6" office:value-type="string">
            <text:section text:style-name="Sect1" text:name="Раздел44">
              <text:p text:style-name="P7">$9-m20</text:p>
              <text:p text:style-name="P35">$9-m21</text:p>
              <text:p text:style-name="P35">$9-m22</text:p>
              <text:p text:style-name="P35">$9-m23</text:p>
              <text:p text:style-name="P35">$9-m24</text:p>
            </text:section>
          </table:table-cell>
          <table:table-cell table:style-name="t9.B6" office:value-type="string">
            <text:p text:style-name="P18">$9-av2</text:p>
          </table:table-cell>
          <table:table-cell table:style-name="t9.B6" office:value-type="string">
            <text:p text:style-name="P18">$9-o2</text:p>
          </table:table-cell>
          <table:table-cell table:style-name="t9.B6" office:value-type="string">
            <text:p text:style-name="P18">$9-q2</text:p>
          </table:table-cell>
          <table:table-cell table:style-name="t9.B6" office:value-type="string">
            <text:p text:style-name="P18">$9-do2</text:p>
          </table:table-cell>
          <table:table-cell table:style-name="t9.I6" office:value-type="string">
            <text:p text:style-name="P17">±<text:span text:style-name="T7">15.4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9.B2" table:number-rows-spanned="2" office:value-type="string">
            <text:p text:style-name="P17">Номер источника</text:p>
          </table:table-cell>
          <table:table-cell table:style-name="s9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9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9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9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9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9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7">4.0 мЗв</text:p>
          </table:table-cell>
          <table:table-cell table:style-name="s9.B4" office:value-type="string">
            <text:p text:style-name="P18">$9-n2</text:p>
          </table:table-cell>
          <table:table-cell table:style-name="s9.B4" office:value-type="string">
            <text:p text:style-name="P24"><text:s text:c="2"/>$9-d2 <text:s/></text:p>
            <text:p text:style-name="P21">180c</text:p>
          </table:table-cell>
          <table:table-cell table:style-name="s9.B4" office:value-type="string">
            <text:p text:style-name="P18">$9-d_dev</text:p>
          </table:table-cell>
          <table:table-cell table:style-name="s9.B4" office:value-type="string">
            <text:p text:style-name="P18">$9-dose</text:p>
          </table:table-cell>
          <table:table-cell table:style-name="s9.B4" office:value-type="string">
            <text:p text:style-name="P18">$9-d_res</text:p>
          </table:table-cell>
          <table:table-cell table:style-name="s9.B4" office:value-type="string">
            <text:p text:style-name="P18">$9-o_pog</text:p>
          </table:table-cell>
          <table:table-cell table:style-name="s9.B4" office:value-type="string">
            <text:p text:style-name="P18">$9-d_gran</text:p>
          </table:table-cell>
          <table:table-cell table:style-name="s9.I4" office:value-type="string">
            <text:p text:style-name="P17">±<text:span text:style-name="T7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0.B2" office:value-type="string">
            <text:p text:style-name="P17">Номер источ-ника</text:p>
          </table:table-cell>
          <table:table-cell table:style-name="t10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0.B2" office:value-type="string">
            <text:p text:style-name="P38">Показания прибора</text:p>
          </table:table-cell>
          <table:table-cell table:style-name="t10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0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0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0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0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0.A3" office:value-type="string">
            <text:p text:style-name="P34">Фон</text:p>
          </table:table-cell>
          <table:table-cell table:style-name="t10.B3" office:value-type="string">
            <text:p text:style-name="P35">---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6">
              <text:p text:style-name="P35">$10-bg0</text:p>
              <text:p text:style-name="P35">$10-bg1</text:p>
              <text:p text:style-name="P35">$10-bg2</text:p>
              <text:p text:style-name="P35">$10-bg3</text:p>
              <text:p text:style-name="P35">$10-bg4</text:p>
              <text:p text:style-name="P35">$10-bg5</text:p>
              <text:p text:style-name="P35">$10-bg6</text:p>
              <text:p text:style-name="P35">$10-bg7</text:p>
              <text:p text:style-name="P34"/>
            </text:section>
          </table:table-cell>
          <table:table-cell table:style-name="t10.B3" office:value-type="string">
            <text:p text:style-name="P18">$10-av-bg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B3" office:value-type="string">
            <text:p text:style-name="P18">---</text:p>
          </table:table-cell>
          <table:table-cell table:style-name="t10.I3" office:value-type="string">
            <text:p text:style-name="P20">---</text:p>
          </table:table-cell>
        </table:table-row>
        <table:table-row>
          <table:table-cell table:style-name="t10.A3" office:value-type="string">
            <text:p text:style-name="P17">0.80 мкЗв/ч</text:p>
          </table:table-cell>
          <table:table-cell table:style-name="t10.B3" office:value-type="string">
            <text:p text:style-name="P18">$10-n0</text:p>
          </table:table-cell>
          <table:table-cell table:style-name="t10.B3" office:value-type="string">
            <text:p text:style-name="P18">$10-d0</text:p>
          </table:table-cell>
          <table:table-cell table:style-name="t10.D3" office:value-type="string">
            <text:section text:style-name="Sect1" text:name="Раздел47">
              <text:p text:style-name="P35">$10-m00</text:p>
              <text:p text:style-name="P35">$10-m01</text:p>
              <text:p text:style-name="P35">$10-m02</text:p>
              <text:p text:style-name="P35">$10-m03</text:p>
              <text:p text:style-name="P35">$10-m04</text:p>
              <text:p text:style-name="P35">$10-m05</text:p>
              <text:p text:style-name="P35">$10-m06</text:p>
              <text:p text:style-name="P35">$10-m07</text:p>
              <text:p text:style-name="P35"/>
            </text:section>
          </table:table-cell>
          <table:table-cell table:style-name="t10.B3" office:value-type="string">
            <text:p text:style-name="P18">$10-av0</text:p>
          </table:table-cell>
          <table:table-cell table:style-name="t10.B3" office:value-type="string">
            <text:p text:style-name="P18">$10-o0</text:p>
          </table:table-cell>
          <table:table-cell table:style-name="t10.B3" office:value-type="string">
            <text:p text:style-name="P18">$10-q0</text:p>
          </table:table-cell>
          <table:table-cell table:style-name="t10.B3" office:value-type="string">
            <text:p text:style-name="P18">$10-do0</text:p>
          </table:table-cell>
          <table:table-cell table:style-name="t10.I3" office:value-type="string">
            <text:p text:style-name="P17">±<text:span text:style-name="T7">33.8</text:span></text:p>
          </table:table-cell>
        </table:table-row>
        <table:table-row>
          <table:table-cell table:style-name="t10.A3" office:value-type="string">
            <text:p text:style-name="P17">4.0 мЗв/ч</text:p>
          </table:table-cell>
          <table:table-cell table:style-name="t10.B3" office:value-type="string">
            <text:p text:style-name="P18">$10-n1</text:p>
          </table:table-cell>
          <table:table-cell table:style-name="t10.B3" office:value-type="string">
            <text:p text:style-name="P18">$10-d1</text:p>
          </table:table-cell>
          <table:table-cell table:style-name="t10.D3" office:value-type="string">
            <text:section text:style-name="Sect1" text:name="Раздел48">
              <text:p text:style-name="P7">$10-m10</text:p>
              <text:p text:style-name="P35">$10-m11</text:p>
              <text:p text:style-name="P35">$10-m12</text:p>
              <text:p text:style-name="P35">$10-m13</text:p>
              <text:p text:style-name="P35">$10-m14</text:p>
            </text:section>
          </table:table-cell>
          <table:table-cell table:style-name="t10.B3" office:value-type="string">
            <text:p text:style-name="P18">$10-av1</text:p>
          </table:table-cell>
          <table:table-cell table:style-name="t10.B3" office:value-type="string">
            <text:p text:style-name="P18">$10-o1</text:p>
          </table:table-cell>
          <table:table-cell table:style-name="t10.B3" office:value-type="string">
            <text:p text:style-name="P18">$10-q1</text:p>
          </table:table-cell>
          <table:table-cell table:style-name="t10.B3" office:value-type="string">
            <text:p text:style-name="P18">$10-do1</text:p>
          </table:table-cell>
          <table:table-cell table:style-name="t10.I3" office:value-type="string">
            <text:p text:style-name="P17">±<text:span text:style-name="T7">15</text:span></text:p>
          </table:table-cell>
        </table:table-row>
        <table:table-row>
          <table:table-cell table:style-name="t10.A6" office:value-type="string">
            <text:p text:style-name="P17">80<text:span text:style-name="T7">.</text:span>0 мЗв/ч</text:p>
          </table:table-cell>
          <table:table-cell table:style-name="t10.B6" office:value-type="string">
            <text:p text:style-name="P18">$10-n2</text:p>
          </table:table-cell>
          <table:table-cell table:style-name="t10.B6" office:value-type="string">
            <text:p text:style-name="P18">$10-d2</text:p>
          </table:table-cell>
          <table:table-cell table:style-name="t10.D6" office:value-type="string">
            <text:section text:style-name="Sect1" text:name="Раздел49">
              <text:p text:style-name="P7">$10-m20</text:p>
              <text:p text:style-name="P35">$10-m21</text:p>
              <text:p text:style-name="P35">$10-m22</text:p>
              <text:p text:style-name="P35">$10-m23</text:p>
              <text:p text:style-name="P35">$10-m24</text:p>
            </text:section>
          </table:table-cell>
          <table:table-cell table:style-name="t10.B6" office:value-type="string">
            <text:p text:style-name="P18">$10-av2</text:p>
          </table:table-cell>
          <table:table-cell table:style-name="t10.B6" office:value-type="string">
            <text:p text:style-name="P18">$10-o2</text:p>
          </table:table-cell>
          <table:table-cell table:style-name="t10.B6" office:value-type="string">
            <text:p text:style-name="P18">$10-q2</text:p>
          </table:table-cell>
          <table:table-cell table:style-name="t10.B6" office:value-type="string">
            <text:p text:style-name="P18">$10-do2</text:p>
          </table:table-cell>
          <table:table-cell table:style-name="t10.I6" office:value-type="string">
            <text:p text:style-name="P17">±<text:span text:style-name="T7">15.4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0.B2" table:number-rows-spanned="2" office:value-type="string">
            <text:p text:style-name="P17">Номер источника</text:p>
          </table:table-cell>
          <table:table-cell table:style-name="s10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0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0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0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0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0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7">4.0 мЗв</text:p>
          </table:table-cell>
          <table:table-cell table:style-name="s10.B4" office:value-type="string">
            <text:p text:style-name="P18">$10-n2</text:p>
          </table:table-cell>
          <table:table-cell table:style-name="s10.B4" office:value-type="string">
            <text:p text:style-name="P24"><text:s text:c="2"/>$10-d2 <text:s/></text:p>
            <text:p text:style-name="P21">180c</text:p>
          </table:table-cell>
          <table:table-cell table:style-name="s10.B4" office:value-type="string">
            <text:p text:style-name="P18">$10-d_dev</text:p>
          </table:table-cell>
          <table:table-cell table:style-name="s10.B4" office:value-type="string">
            <text:p text:style-name="P18">$10-dose</text:p>
          </table:table-cell>
          <table:table-cell table:style-name="s10.B4" office:value-type="string">
            <text:p text:style-name="P18">$10-d_res</text:p>
          </table:table-cell>
          <table:table-cell table:style-name="s10.B4" office:value-type="string">
            <text:p text:style-name="P18">$10-o_pog</text:p>
          </table:table-cell>
          <table:table-cell table:style-name="s10.B4" office:value-type="string">
            <text:p text:style-name="P18">$10-d_gran</text:p>
          </table:table-cell>
          <table:table-cell table:style-name="s10.I4" office:value-type="string">
            <text:p text:style-name="P17">±<text:span text:style-name="T7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1.B2" office:value-type="string">
            <text:p text:style-name="P17">Номер источ-ника</text:p>
          </table:table-cell>
          <table:table-cell table:style-name="t1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1.B2" office:value-type="string">
            <text:p text:style-name="P38">Показания прибора</text:p>
          </table:table-cell>
          <table:table-cell table:style-name="t11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1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1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1.A3" office:value-type="string">
            <text:p text:style-name="P34">Фон</text:p>
          </table:table-cell>
          <table:table-cell table:style-name="t11.B3" office:value-type="string">
            <text:p text:style-name="P35">---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1">
              <text:p text:style-name="P35">$11-bg0</text:p>
              <text:p text:style-name="P35">$11-bg1</text:p>
              <text:p text:style-name="P35">$11-bg2</text:p>
              <text:p text:style-name="P35">$11-bg3</text:p>
              <text:p text:style-name="P35">$11-bg4</text:p>
              <text:p text:style-name="P35">$11-bg5</text:p>
              <text:p text:style-name="P35">$11-bg6</text:p>
              <text:p text:style-name="P35">$11-bg7</text:p>
              <text:p text:style-name="P34"/>
            </text:section>
          </table:table-cell>
          <table:table-cell table:style-name="t11.B3" office:value-type="string">
            <text:p text:style-name="P18">$11-av-bg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B3" office:value-type="string">
            <text:p text:style-name="P18">---</text:p>
          </table:table-cell>
          <table:table-cell table:style-name="t11.I3" office:value-type="string">
            <text:p text:style-name="P20">---</text:p>
          </table:table-cell>
        </table:table-row>
        <table:table-row>
          <table:table-cell table:style-name="t11.A3" office:value-type="string">
            <text:p text:style-name="P17">0.80 мкЗв/ч</text:p>
          </table:table-cell>
          <table:table-cell table:style-name="t11.B3" office:value-type="string">
            <text:p text:style-name="P18">$11-n0</text:p>
          </table:table-cell>
          <table:table-cell table:style-name="t11.B3" office:value-type="string">
            <text:p text:style-name="P18">$11-d0</text:p>
          </table:table-cell>
          <table:table-cell table:style-name="t11.D3" office:value-type="string">
            <text:section text:style-name="Sect1" text:name="Раздел52">
              <text:p text:style-name="P35">$11-m00</text:p>
              <text:p text:style-name="P35">$11-m01</text:p>
              <text:p text:style-name="P35">$11-m02</text:p>
              <text:p text:style-name="P35">$11-m03</text:p>
              <text:p text:style-name="P35">$11-m04</text:p>
              <text:p text:style-name="P35">$11-m05</text:p>
              <text:p text:style-name="P35">$11-m06</text:p>
              <text:p text:style-name="P35">$11-m07</text:p>
              <text:p text:style-name="P35"/>
            </text:section>
          </table:table-cell>
          <table:table-cell table:style-name="t11.B3" office:value-type="string">
            <text:p text:style-name="P18">$11-av0</text:p>
          </table:table-cell>
          <table:table-cell table:style-name="t11.B3" office:value-type="string">
            <text:p text:style-name="P18">$11-o0</text:p>
          </table:table-cell>
          <table:table-cell table:style-name="t11.B3" office:value-type="string">
            <text:p text:style-name="P18">$11-q0</text:p>
          </table:table-cell>
          <table:table-cell table:style-name="t11.B3" office:value-type="string">
            <text:p text:style-name="P18">$11-do0</text:p>
          </table:table-cell>
          <table:table-cell table:style-name="t11.I3" office:value-type="string">
            <text:p text:style-name="P17">±<text:span text:style-name="T7">33.8</text:span></text:p>
          </table:table-cell>
        </table:table-row>
        <table:table-row>
          <table:table-cell table:style-name="t11.A3" office:value-type="string">
            <text:p text:style-name="P17">4.0 мЗв/ч</text:p>
          </table:table-cell>
          <table:table-cell table:style-name="t11.B3" office:value-type="string">
            <text:p text:style-name="P18">$11-n1</text:p>
          </table:table-cell>
          <table:table-cell table:style-name="t11.B3" office:value-type="string">
            <text:p text:style-name="P18">$11-d1</text:p>
          </table:table-cell>
          <table:table-cell table:style-name="t11.D3" office:value-type="string">
            <text:section text:style-name="Sect1" text:name="Раздел53">
              <text:p text:style-name="P7">$11-m10</text:p>
              <text:p text:style-name="P35">$11-m11</text:p>
              <text:p text:style-name="P35">$11-m12</text:p>
              <text:p text:style-name="P35">$11-m13</text:p>
              <text:p text:style-name="P35">$11-m14</text:p>
            </text:section>
          </table:table-cell>
          <table:table-cell table:style-name="t11.B3" office:value-type="string">
            <text:p text:style-name="P18">$11-av1</text:p>
          </table:table-cell>
          <table:table-cell table:style-name="t11.B3" office:value-type="string">
            <text:p text:style-name="P18">$11-o1</text:p>
          </table:table-cell>
          <table:table-cell table:style-name="t11.B3" office:value-type="string">
            <text:p text:style-name="P18">$11-q1</text:p>
          </table:table-cell>
          <table:table-cell table:style-name="t11.B3" office:value-type="string">
            <text:p text:style-name="P18">$11-do1</text:p>
          </table:table-cell>
          <table:table-cell table:style-name="t11.I3" office:value-type="string">
            <text:p text:style-name="P17">±<text:span text:style-name="T7">15</text:span></text:p>
          </table:table-cell>
        </table:table-row>
        <table:table-row>
          <table:table-cell table:style-name="t11.A6" office:value-type="string">
            <text:p text:style-name="P17">80<text:span text:style-name="T7">.</text:span>0 мЗв/ч</text:p>
          </table:table-cell>
          <table:table-cell table:style-name="t11.B6" office:value-type="string">
            <text:p text:style-name="P18">$11-n2</text:p>
          </table:table-cell>
          <table:table-cell table:style-name="t11.B6" office:value-type="string">
            <text:p text:style-name="P18">$11-d2</text:p>
          </table:table-cell>
          <table:table-cell table:style-name="t11.D6" office:value-type="string">
            <text:section text:style-name="Sect1" text:name="Раздел54">
              <text:p text:style-name="P7">$11-m20</text:p>
              <text:p text:style-name="P35">$11-m21</text:p>
              <text:p text:style-name="P35">$11-m22</text:p>
              <text:p text:style-name="P35">$11-m23</text:p>
              <text:p text:style-name="P35">$11-m24</text:p>
            </text:section>
          </table:table-cell>
          <table:table-cell table:style-name="t11.B6" office:value-type="string">
            <text:p text:style-name="P18">$11-av2</text:p>
          </table:table-cell>
          <table:table-cell table:style-name="t11.B6" office:value-type="string">
            <text:p text:style-name="P18">$11-o2</text:p>
          </table:table-cell>
          <table:table-cell table:style-name="t11.B6" office:value-type="string">
            <text:p text:style-name="P18">$11-q2</text:p>
          </table:table-cell>
          <table:table-cell table:style-name="t11.B6" office:value-type="string">
            <text:p text:style-name="P18">$11-do2</text:p>
          </table:table-cell>
          <table:table-cell table:style-name="t11.I6" office:value-type="string">
            <text:p text:style-name="P17">±<text:span text:style-name="T7">15.4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1.B2" table:number-rows-spanned="2" office:value-type="string">
            <text:p text:style-name="P17">Номер источника</text:p>
          </table:table-cell>
          <table:table-cell table:style-name="s11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1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1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1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1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1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7">4.0 мЗв</text:p>
          </table:table-cell>
          <table:table-cell table:style-name="s11.B4" office:value-type="string">
            <text:p text:style-name="P18">$11-n2</text:p>
          </table:table-cell>
          <table:table-cell table:style-name="s11.B4" office:value-type="string">
            <text:p text:style-name="P24"><text:s text:c="2"/>$11-d2 <text:s/></text:p>
            <text:p text:style-name="P21">180c</text:p>
          </table:table-cell>
          <table:table-cell table:style-name="s11.B4" office:value-type="string">
            <text:p text:style-name="P18">$11-d_dev</text:p>
          </table:table-cell>
          <table:table-cell table:style-name="s11.B4" office:value-type="string">
            <text:p text:style-name="P18">$11-dose</text:p>
          </table:table-cell>
          <table:table-cell table:style-name="s11.B4" office:value-type="string">
            <text:p text:style-name="P18">$11-d_res</text:p>
          </table:table-cell>
          <table:table-cell table:style-name="s11.B4" office:value-type="string">
            <text:p text:style-name="P18">$11-o_pog</text:p>
          </table:table-cell>
          <table:table-cell table:style-name="s11.B4" office:value-type="string">
            <text:p text:style-name="P18">$11-d_gran</text:p>
          </table:table-cell>
          <table:table-cell table:style-name="s11.I4" office:value-type="string">
            <text:p text:style-name="P17">±<text:span text:style-name="T7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39"><text:span text:style-name="T3">Определение основной относительной погрешности измерения м</text:span><text:span text:style-name="T26">ощности дозы гамма излучения</text:span><text:span text:style-name="T3"> </text:span><text:span text:style-name="T26">ДКГ-АТ2503A</text:span><text:span text:style-name="T3"> зав. №</text:span><text:span text:style-name="T4"> </text:span><text:span text:style-name="T3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2.B2" office:value-type="string">
            <text:p text:style-name="P17">Номер источ-ника</text:p>
          </table:table-cell>
          <table:table-cell table:style-name="t12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2.B2" office:value-type="string">
            <text:p text:style-name="P38">Показания прибора</text:p>
          </table:table-cell>
          <table:table-cell table:style-name="t12.B2" office:value-type="string">
            <text:p text:style-name="P29">Среднее значение, </text:p>
            <text:p text:style-name="P30"><text:span text:style-name="T2">H</text:span><text:span text:style-name="T13">pi</text:span><text:span text:style-name="T27">(10)</text:span></text:p>
          </table:table-cell>
          <table:table-cell table:style-name="t12.B2" office:value-type="string">
            <text:p text:style-name="P22"><text:span text:style-name="T8">Относи-тель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2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2.B2" office:value-type="string">
            <text:p text:style-name="P27"><text:span text:style-name="T7">Довери-тель</text:span>ная граница <text:span text:style-name="T7">погрешнос-ти</text:span> измере-ния <text:span text:style-name="T5">Δ</text:span><text:span text:style-name="T13">i</text:span><text:span text:style-name="T1">,</text:span> %</text:p>
          </table:table-cell>
          <table:table-cell table:style-name="t12.I2" office:value-type="string">
            <text:p text:style-name="P25"><text:span text:style-name="T23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2.A3" office:value-type="string">
            <text:p text:style-name="P34">Фон</text:p>
          </table:table-cell>
          <table:table-cell table:style-name="t12.B3" office:value-type="string">
            <text:p text:style-name="P35">---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6">
              <text:p text:style-name="P35">$12-bg0</text:p>
              <text:p text:style-name="P35">$12-bg1</text:p>
              <text:p text:style-name="P35">$12-bg2</text:p>
              <text:p text:style-name="P35">$12-bg3</text:p>
              <text:p text:style-name="P35">$12-bg4</text:p>
              <text:p text:style-name="P35">$12-bg5</text:p>
              <text:p text:style-name="P35">$12-bg6</text:p>
              <text:p text:style-name="P35">$12-bg7</text:p>
              <text:p text:style-name="P34"/>
            </text:section>
          </table:table-cell>
          <table:table-cell table:style-name="t12.B3" office:value-type="string">
            <text:p text:style-name="P18">$12-av-bg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B3" office:value-type="string">
            <text:p text:style-name="P18">---</text:p>
          </table:table-cell>
          <table:table-cell table:style-name="t12.I3" office:value-type="string">
            <text:p text:style-name="P20">---</text:p>
          </table:table-cell>
        </table:table-row>
        <table:table-row>
          <table:table-cell table:style-name="t12.A3" office:value-type="string">
            <text:p text:style-name="P17">0.80 мкЗв/ч</text:p>
          </table:table-cell>
          <table:table-cell table:style-name="t12.B3" office:value-type="string">
            <text:p text:style-name="P18">$12-n0</text:p>
          </table:table-cell>
          <table:table-cell table:style-name="t12.B3" office:value-type="string">
            <text:p text:style-name="P18">$12-d0</text:p>
          </table:table-cell>
          <table:table-cell table:style-name="t12.D3" office:value-type="string">
            <text:section text:style-name="Sect1" text:name="Раздел57">
              <text:p text:style-name="P35">$12-m00</text:p>
              <text:p text:style-name="P35">$12-m01</text:p>
              <text:p text:style-name="P35">$12-m02</text:p>
              <text:p text:style-name="P35">$12-m03</text:p>
              <text:p text:style-name="P35">$12-m04</text:p>
              <text:p text:style-name="P35">$12-m05</text:p>
              <text:p text:style-name="P35">$12-m06</text:p>
              <text:p text:style-name="P35">$12-m07</text:p>
              <text:p text:style-name="P35"/>
            </text:section>
          </table:table-cell>
          <table:table-cell table:style-name="t12.B3" office:value-type="string">
            <text:p text:style-name="P18">$12-av0</text:p>
          </table:table-cell>
          <table:table-cell table:style-name="t12.B3" office:value-type="string">
            <text:p text:style-name="P18">$12-o0</text:p>
          </table:table-cell>
          <table:table-cell table:style-name="t12.B3" office:value-type="string">
            <text:p text:style-name="P18">$12-q0</text:p>
          </table:table-cell>
          <table:table-cell table:style-name="t12.B3" office:value-type="string">
            <text:p text:style-name="P18">$12-do0</text:p>
          </table:table-cell>
          <table:table-cell table:style-name="t12.I3" office:value-type="string">
            <text:p text:style-name="P17">±<text:span text:style-name="T7">33.8</text:span></text:p>
          </table:table-cell>
        </table:table-row>
        <table:table-row>
          <table:table-cell table:style-name="t12.A3" office:value-type="string">
            <text:p text:style-name="P17">4.0 мЗв/ч</text:p>
          </table:table-cell>
          <table:table-cell table:style-name="t12.B3" office:value-type="string">
            <text:p text:style-name="P18">$12-n1</text:p>
          </table:table-cell>
          <table:table-cell table:style-name="t12.B3" office:value-type="string">
            <text:p text:style-name="P18">$12-d1</text:p>
          </table:table-cell>
          <table:table-cell table:style-name="t12.D3" office:value-type="string">
            <text:section text:style-name="Sect1" text:name="Раздел58">
              <text:p text:style-name="P7">$12-m10</text:p>
              <text:p text:style-name="P35">$12-m11</text:p>
              <text:p text:style-name="P35">$12-m12</text:p>
              <text:p text:style-name="P35">$12-m13</text:p>
              <text:p text:style-name="P35">$12-m14</text:p>
            </text:section>
          </table:table-cell>
          <table:table-cell table:style-name="t12.B3" office:value-type="string">
            <text:p text:style-name="P18">$12-av1</text:p>
          </table:table-cell>
          <table:table-cell table:style-name="t12.B3" office:value-type="string">
            <text:p text:style-name="P18">$12-o1</text:p>
          </table:table-cell>
          <table:table-cell table:style-name="t12.B3" office:value-type="string">
            <text:p text:style-name="P18">$12-q1</text:p>
          </table:table-cell>
          <table:table-cell table:style-name="t12.B3" office:value-type="string">
            <text:p text:style-name="P18">$12-do1</text:p>
          </table:table-cell>
          <table:table-cell table:style-name="t12.I3" office:value-type="string">
            <text:p text:style-name="P17">±<text:span text:style-name="T7">15</text:span></text:p>
          </table:table-cell>
        </table:table-row>
        <table:table-row>
          <table:table-cell table:style-name="t12.A6" office:value-type="string">
            <text:p text:style-name="P17">80<text:span text:style-name="T7">.</text:span>0 мЗв/ч</text:p>
          </table:table-cell>
          <table:table-cell table:style-name="t12.B6" office:value-type="string">
            <text:p text:style-name="P18">$12-n2</text:p>
          </table:table-cell>
          <table:table-cell table:style-name="t12.B6" office:value-type="string">
            <text:p text:style-name="P18">$12-d2</text:p>
          </table:table-cell>
          <table:table-cell table:style-name="t12.D6" office:value-type="string">
            <text:section text:style-name="Sect1" text:name="Раздел59">
              <text:p text:style-name="P7">$12-m20</text:p>
              <text:p text:style-name="P35">$12-m21</text:p>
              <text:p text:style-name="P35">$12-m22</text:p>
              <text:p text:style-name="P35">$12-m23</text:p>
              <text:p text:style-name="P35">$12-m24</text:p>
            </text:section>
          </table:table-cell>
          <table:table-cell table:style-name="t12.B6" office:value-type="string">
            <text:p text:style-name="P18">$12-av2</text:p>
          </table:table-cell>
          <table:table-cell table:style-name="t12.B6" office:value-type="string">
            <text:p text:style-name="P18">$12-o2</text:p>
          </table:table-cell>
          <table:table-cell table:style-name="t12.B6" office:value-type="string">
            <text:p text:style-name="P18">$12-q2</text:p>
          </table:table-cell>
          <table:table-cell table:style-name="t12.B6" office:value-type="string">
            <text:p text:style-name="P18">$12-do2</text:p>
          </table:table-cell>
          <table:table-cell table:style-name="t12.I6" office:value-type="string">
            <text:p text:style-name="P17">±<text:span text:style-name="T7">15.4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39"><text:span text:style-name="T3">Определение основной относительной погрешности измерения </text:span><text:span text:style-name="T26">дозы гамма излучения</text:span><text:span text:style-name="T3"> <text:s text:c="9"/></text:span><text:span text:style-name="T26">ДКГ-АТ2503A</text:span><text:span text:style-name="T3"> зав. №</text:span><text:span text:style-name="T4"> </text:span><text:span text:style-name="T3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4"><text:span text:style-name="T1">Действи-тельное</text:span> значение</text:p>
            <text:p text:style-name="P34">ЭД,</text:p>
            <text:p text:style-name="P34"><text:span text:style-name="T2">H</text:span><text:span text:style-name="T13">p</text:span><text:span text:style-name="T12">0</text:span><text:span text:style-name="T1">(10)</text:span></text:p>
          </table:table-cell>
          <table:table-cell table:style-name="s12.B2" table:number-rows-spanned="2" office:value-type="string">
            <text:p text:style-name="P17">Номер источника</text:p>
          </table:table-cell>
          <table:table-cell table:style-name="s12.B2" table:number-rows-spanned="2" office:value-type="string">
            <text:p text:style-name="P36"><text:s text:c="2"/>d, <text:span text:style-name="T7">см <text:s/></text:span></text:p>
            <text:p text:style-name="P37">t, <text:span text:style-name="T7">сек</text:span></text:p>
          </table:table-cell>
          <table:table-cell table:style-name="s12.B2" table:number-columns-spanned="3" office:value-type="string">
            <text:p text:style-name="P34">Показания прибора</text:p>
          </table:table-cell>
          <table:covered-table-cell/>
          <table:covered-table-cell/>
          <table:table-cell table:style-name="s12.B2" table:number-rows-spanned="2" office:value-type="string">
            <text:p text:style-name="P17"><text:span text:style-name="T8">Относитель-ная</text:span><text:span text:style-name="T24"> </text:span><text:span text:style-name="T8">погреш-ность</text:span><text:span text:style-name="T24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2.B2" table:number-rows-spanned="2" office:value-type="string">
            <text:p text:style-name="P28"><text:span text:style-name="T7">Доверитель-</text:span>ная граница погрешности измерения <text:span text:style-name="T5">Δ</text:span><text:span text:style-name="T13">i</text:span><text:span text:style-name="T1">,</text:span> %</text:p>
          </table:table-cell>
          <table:table-cell table:style-name="s12.I2" table:number-rows-spanned="2" office:value-type="string">
            <text:p text:style-name="P26"><text:span text:style-name="T22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4"><text:span text:style-name="T2">H</text:span><text:span text:style-name="T13">pi</text:span><text:span text:style-name="T1">(10)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2.D3" office:value-type="string">
            <text:p text:style-name="P34"><text:span text:style-name="T2">H</text:span><text:span text:style-name="T13">pi</text:span><text:span text:style-name="T5">(10)</text:span><text:span text:style-name="T15">изм</text:span><text:span text:style-name="T16">.</text:span><text:span text:style-name="T28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7">4.0 мЗв</text:p>
          </table:table-cell>
          <table:table-cell table:style-name="s12.B4" office:value-type="string">
            <text:p text:style-name="P18">$12-n2</text:p>
          </table:table-cell>
          <table:table-cell table:style-name="s12.B4" office:value-type="string">
            <text:p text:style-name="P24"><text:s text:c="2"/>$12-d2 <text:s/></text:p>
            <text:p text:style-name="P21">180c</text:p>
          </table:table-cell>
          <table:table-cell table:style-name="s12.B4" office:value-type="string">
            <text:p text:style-name="P18">$12-d_dev</text:p>
          </table:table-cell>
          <table:table-cell table:style-name="s12.B4" office:value-type="string">
            <text:p text:style-name="P18">$12-dose</text:p>
          </table:table-cell>
          <table:table-cell table:style-name="s12.B4" office:value-type="string">
            <text:p text:style-name="P18">$12-d_res</text:p>
          </table:table-cell>
          <table:table-cell table:style-name="s12.B4" office:value-type="string">
            <text:p text:style-name="P18">$12-o_pog</text:p>
          </table:table-cell>
          <table:table-cell table:style-name="s12.B4" office:value-type="string">
            <text:p text:style-name="P18">$12-d_gran</text:p>
          </table:table-cell>
          <table:table-cell table:style-name="s12.I4" office:value-type="string">
            <text:p text:style-name="P17">±<text:span text:style-name="T7">15.4</text:span></text:p>
          </table:table-cell>
        </table:table-row>
      </table:table>
      <text:p text:style-name="P3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6.828cm" style:type="right"/>
          <style:tab-stop style:position="17cm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cm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0.635cm" fo:margin-bottom="0.453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svg:height="0.912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57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0:22:19.86</dc:date>
    <meta:editing-duration>P3DT6H4M14S</meta:editing-duration>
    <meta:editing-cycles>368</meta:editing-cycles>
    <meta:generator>OpenOffice/4.1.6$Win32 OpenOffice.org_project/416m1$Build-9790</meta:generator>
    <meta:document-statistic meta:table-count="25" meta:image-count="0" meta:object-count="0" meta:page-count="6" meta:paragraph-count="1184" meta:word-count="2136" meta:character-count="15861"/>
    <dc:creator>Squorpikkor </dc:creator>
  </office:meta>
</office:document-meta>
</file>